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4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74pt solid #000000"/>
    </style:style>
    <style:style style:name="ce1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order="0.74pt solid #000000"/>
    </style:style>
    <style:style style:name="ce19" style:family="table-cell" style:parent-style-name="Default" style:data-style-name="N10002">
      <style:table-cell-properties fo:border="0.74pt solid #000000"/>
    </style:style>
    <style:style style:name="ce7" style:family="table-cell" style:parent-style-name="Default" style:data-style-name="N10002"/>
    <style:style style:name="ce18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Zunahme der Programmgröße" draw:style-name="gr1" draw:text-style-name="P1" svg:width="528.52pt" svg:height="297.41pt" svg:x="439.11pt" svg:y="282.33pt">
            <draw:object draw:notify-on-update-of-ranges="Sheet1.B4:Sheet1.B108 Sheet1.F4:Sheet1.F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unahme der Programmgröße" draw:style-name="gr1" draw:text-style-name="P1" svg:width="528.52pt" svg:height="297.41pt" svg:x="438.49pt" svg:y="613.62pt">
            <draw:object draw:notify-on-update-of-ranges="Sheet1.B4:Sheet1.B108 Sheet1.C4:Sheet1.C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number-columns-repeated="5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Programmname</text:p>
          </table:table-cell>
          <table:table-cell table:style-name="ce16" office:value-type="string" calcext:value-type="string" table:number-columns-spanned="2" table:number-rows-spanned="1">
            <text:p>Größe in KB (64-bit)</text:p>
          </table:table-cell>
          <table:covered-table-cell table:style-name="ce22"/>
          <table:table-cell table:style-name="ce16" office:value-type="string" calcext:value-type="string" table:number-columns-spanned="2" table:number-rows-spanned="1">
            <text:p>Größe in KB (32-bit)</text:p>
          </table:table-cell>
          <table:covered-table-cell table:style-name="ce22"/>
          <table:table-cell table:style-name="ce16" office:value-type="string" calcext:value-type="string" table:number-columns-spanned="2" table:number-rows-spanned="1">
            <text:p>Zunahme in %</text:p>
          </table:table-cell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Programmname</text:p>
          </table:table-cell>
          <table:table-cell table:style-name="ce16" office:value-type="string" calcext:value-type="string" table:number-columns-spanned="2" table:number-rows-spanned="1">
            <text:p>Größe in KB (64-bit)</text:p>
          </table:table-cell>
          <table:covered-table-cell table:style-name="ce22"/>
          <table:table-cell table:style-name="ce16" office:value-type="string" calcext:value-type="string" table:number-columns-spanned="2" table:number-rows-spanned="1">
            <text:p>Größe in KB (32-bit)</text:p>
          </table:table-cell>
          <table:covered-table-cell table:style-name="ce22"/>
          <table:table-cell table:style-name="ce16" office:value-type="string" calcext:value-type="string" table:number-columns-spanned="2" table:number-rows-spanned="1">
            <text:p>Zunahme in %</text:p>
          </table:table-cell>
          <table:covered-table-cell table:style-name="ce22"/>
          <table:table-cell table:number-columns-repeated="5"/>
        </table:table-row>
        <table:table-row table:style-name="ro1">
          <table:covered-table-cell table:style-name="ce3"/>
          <table:table-cell table:style-name="ce17" office:value-type="string" calcext:value-type="string">
            <text:p>n. obfus.</text:p>
          </table:table-cell>
          <table:table-cell table:style-name="ce17" office:value-type="string" calcext:value-type="string">
            <text:p>obfus.</text:p>
          </table:table-cell>
          <table:table-cell table:style-name="ce17" office:value-type="string" calcext:value-type="string">
            <text:p>n. obfus</text:p>
          </table:table-cell>
          <table:table-cell table:style-name="ce17" office:value-type="string" calcext:value-type="string">
            <text:p>obfus.</text:p>
          </table:table-cell>
          <table:table-cell table:style-name="ce17" office:value-type="string" calcext:value-type="string">
            <text:p>64-bit</text:p>
          </table:table-cell>
          <table:table-cell table:style-name="ce17" office:value-type="string" calcext:value-type="string">
            <text:p>32-bit</text:p>
          </table:table-cell>
          <table:table-cell/>
          <table:covered-table-cell table:style-name="ce3"/>
          <table:table-cell table:style-name="ce17" office:value-type="string" calcext:value-type="string">
            <text:p>n. obfus.</text:p>
          </table:table-cell>
          <table:table-cell table:style-name="ce17" office:value-type="string" calcext:value-type="string">
            <text:p>obfus.</text:p>
          </table:table-cell>
          <table:table-cell table:style-name="ce17" office:value-type="string" calcext:value-type="string">
            <text:p>n. obfus</text:p>
          </table:table-cell>
          <table:table-cell table:style-name="ce17" office:value-type="string" calcext:value-type="string">
            <text:p>obfus.</text:p>
          </table:table-cell>
          <table:table-cell table:style-name="ce17" office:value-type="string" calcext:value-type="string">
            <text:p>64-bit</text:p>
          </table:table-cell>
          <table:table-cell table:style-name="ce17" office:value-type="string" calcext:value-type="string">
            <text:p>32-bit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7" table:number-rows-spanned="1">
            <text:p>Coreutils</text:p>
          </table:table-cell>
          <table:covered-table-cell table:number-columns-repeated="6" table:style-name="ce22"/>
          <table:table-cell/>
          <table:table-cell table:style-name="ce13" office:value-type="string" calcext:value-type="string" table:number-columns-spanned="7" table:number-rows-spanned="1">
            <text:p>Linux</text:p>
          </table:table-cell>
          <table:covered-table-cell table:number-columns-repeated="6" table:style-name="ce22"/>
          <table:table-cell table:number-columns-repeated="5"/>
        </table:table-row>
        <table:table-row table:style-name="ro1">
          <table:table-cell table:style-name="ce3" office:value-type="string" calcext:value-type="string">
            <text:p>rmdir</text:p>
          </table:table-cell>
          <table:table-cell table:style-name="ce19" office:value-type="float" office:value="25.25" calcext:value-type="float">
            <text:p>25,25</text:p>
          </table:table-cell>
          <table:table-cell table:style-name="ce19" office:value-type="float" office:value="393.99" calcext:value-type="float">
            <text:p>393,99</text:p>
          </table:table-cell>
          <table:table-cell table:style-name="ce19" office:value-type="float" office:value="20.77" calcext:value-type="float">
            <text:p>20,77</text:p>
          </table:table-cell>
          <table:table-cell table:style-name="ce19" office:value-type="float" office:value="389.46" calcext:value-type="float">
            <text:p>389,46</text:p>
          </table:table-cell>
          <table:table-cell table:style-name="ce19" office:value-type="float" office:value="1460.49" calcext:value-type="float">
            <text:p>1460,49</text:p>
          </table:table-cell>
          <table:table-cell table:style-name="ce19" office:value-type="float" office:value="1775.31" calcext:value-type="float">
            <text:p>1775,31</text:p>
          </table:table-cell>
          <table:table-cell/>
          <table:table-cell table:style-name="ce3" office:value-type="string" calcext:value-type="string">
            <text:p>Exploit.Linux.Interbase</text:p>
          </table:table-cell>
          <table:table-cell table:style-name="ce19" office:value-type="float" office:value="0.23" calcext:value-type="float">
            <text:p>0,23</text:p>
          </table:table-cell>
          <table:table-cell table:style-name="ce19" office:value-type="float" office:value="4.38" calcext:value-type="float">
            <text:p>4,38</text:p>
          </table:table-cell>
          <table:table-cell table:style-name="ce19" office:value-type="float" office:value="0.05" calcext:value-type="float">
            <text:p>0,05</text:p>
          </table:table-cell>
          <table:table-cell table:style-name="ce19" office:value-type="float" office:value="4.17" calcext:value-type="float">
            <text:p>4,17</text:p>
          </table:table-cell>
          <table:table-cell table:style-name="ce19" office:value-type="float" office:value="1789.66" calcext:value-type="float">
            <text:p>1789,66</text:p>
          </table:table-cell>
          <table:table-cell table:style-name="ce19" office:value-type="float" office:value="8591.67" calcext:value-type="float">
            <text:p>8591,6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eq</text:p>
          </table:table-cell>
          <table:table-cell table:style-name="ce19" office:value-type="float" office:value="29.39" calcext:value-type="float">
            <text:p>29,39</text:p>
          </table:table-cell>
          <table:table-cell table:style-name="ce19" office:value-type="float" office:value="418.62" calcext:value-type="float">
            <text:p>418,62</text:p>
          </table:table-cell>
          <table:table-cell table:style-name="ce19" office:value-type="float" office:value="24.89" calcext:value-type="float">
            <text:p>24,89</text:p>
          </table:table-cell>
          <table:table-cell table:style-name="ce19" office:value-type="float" office:value="414.06" calcext:value-type="float">
            <text:p>414,06</text:p>
          </table:table-cell>
          <table:table-cell table:style-name="ce19" office:value-type="float" office:value="1324.25" calcext:value-type="float">
            <text:p>1324,25</text:p>
          </table:table-cell>
          <table:table-cell table:style-name="ce19" office:value-type="float" office:value="1563.71" calcext:value-type="float">
            <text:p>1563,71</text:p>
          </table:table-cell>
          <table:table-cell/>
          <table:table-cell table:style-name="ce3" office:value-type="string" calcext:value-type="string">
            <text:p>bzip2</text:p>
          </table:table-cell>
          <table:table-cell table:style-name="ce19" office:value-type="float" office:value="93.71" calcext:value-type="float">
            <text:p>93,71</text:p>
          </table:table-cell>
          <table:table-cell table:style-name="ce19" office:value-type="float" office:value="638.54" calcext:value-type="float">
            <text:p>638,54</text:p>
          </table:table-cell>
          <table:table-cell table:style-name="ce19" office:value-type="float" office:value="81.09" calcext:value-type="float">
            <text:p>81,09</text:p>
          </table:table-cell>
          <table:table-cell table:style-name="ce19" office:value-type="float" office:value="679.14" calcext:value-type="float">
            <text:p>679,14</text:p>
          </table:table-cell>
          <table:table-cell table:style-name="ce19" office:value-type="float" office:value="581.39" calcext:value-type="float">
            <text:p>581,39</text:p>
          </table:table-cell>
          <table:table-cell table:style-name="ce19" office:value-type="float" office:value="737.53" calcext:value-type="float">
            <text:p>737,5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intf</text:p>
          </table:table-cell>
          <table:table-cell table:style-name="ce19" office:value-type="float" office:value="33.46" calcext:value-type="float">
            <text:p>33,46</text:p>
          </table:table-cell>
          <table:table-cell table:style-name="ce19" office:value-type="float" office:value="434.98" calcext:value-type="float">
            <text:p>434,98</text:p>
          </table:table-cell>
          <table:table-cell table:style-name="ce19" office:value-type="float" office:value="24.88" calcext:value-type="float">
            <text:p>24,88</text:p>
          </table:table-cell>
          <table:table-cell table:style-name="ce19" office:value-type="float" office:value="434.53" calcext:value-type="float">
            <text:p>434,53</text:p>
          </table:table-cell>
          <table:table-cell table:style-name="ce19" office:value-type="float" office:value="1199.83" calcext:value-type="float">
            <text:p>1199,83</text:p>
          </table:table-cell>
          <table:table-cell table:style-name="ce19" office:value-type="float" office:value="1646.5" calcext:value-type="float">
            <text:p>1646,50</text:p>
          </table:table-cell>
          <table:table-cell/>
          <table:table-cell table:style-name="ce3" office:value-type="string" calcext:value-type="string">
            <text:p>Net-Worm.Linux.Slapper</text:p>
          </table:table-cell>
          <table:table-cell table:style-name="ce19" office:value-type="float" office:value="37.42" calcext:value-type="float">
            <text:p>37,42</text:p>
          </table:table-cell>
          <table:table-cell table:style-name="ce19" office:value-type="float" office:value="225.9" calcext:value-type="float">
            <text:p>225,90</text:p>
          </table:table-cell>
          <table:table-cell table:style-name="ce19" office:value-type="float" office:value="28.88" calcext:value-type="float">
            <text:p>28,88</text:p>
          </table:table-cell>
          <table:table-cell table:style-name="ce19" office:value-type="float" office:value="225.52" calcext:value-type="float">
            <text:p>225,52</text:p>
          </table:table-cell>
          <table:table-cell table:style-name="ce19" office:value-type="float" office:value="503.63" calcext:value-type="float">
            <text:p>503,63</text:p>
          </table:table-cell>
          <table:table-cell table:style-name="ce19" office:value-type="float" office:value="680.79" calcext:value-type="float">
            <text:p>680,7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19" office:value-type="float" office:value="33.53" calcext:value-type="float">
            <text:p>33,53</text:p>
          </table:table-cell>
          <table:table-cell table:style-name="ce19" office:value-type="float" office:value="435.04" calcext:value-type="float">
            <text:p>435,04</text:p>
          </table:table-cell>
          <table:table-cell table:style-name="ce19" office:value-type="float" office:value="24.91" calcext:value-type="float">
            <text:p>24,91</text:p>
          </table:table-cell>
          <table:table-cell table:style-name="ce19" office:value-type="float" office:value="430.46" calcext:value-type="float">
            <text:p>430,46</text:p>
          </table:table-cell>
          <table:table-cell table:style-name="ce19" office:value-type="float" office:value="1197.54" calcext:value-type="float">
            <text:p>1197,54</text:p>
          </table:table-cell>
          <table:table-cell table:style-name="ce19" office:value-type="float" office:value="1627.94" calcext:value-type="float">
            <text:p>1627,94</text:p>
          </table:table-cell>
          <table:table-cell/>
          <table:table-cell table:style-name="ce3" office:value-type="string" calcext:value-type="string">
            <text:p>bashlite/client</text:p>
          </table:table-cell>
          <table:table-cell table:style-name="ce19" office:value-type="float" office:value="37.61" calcext:value-type="float">
            <text:p>37,61</text:p>
          </table:table-cell>
          <table:table-cell table:style-name="ce19" office:value-type="float" office:value="201.51" calcext:value-type="float">
            <text:p>201,51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217.42" calcext:value-type="float">
            <text:p>217,42</text:p>
          </table:table-cell>
          <table:table-cell table:style-name="ce19" office:value-type="float" office:value="435.82" calcext:value-type="float">
            <text:p>435,82</text:p>
          </table:table-cell>
          <table:table-cell table:style-name="ce19" office:value-type="float" office:value="650.36" calcext:value-type="float">
            <text:p>650,3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[</text:p>
          </table:table-cell>
          <table:table-cell table:style-name="ce19" office:value-type="float" office:value="33.45" calcext:value-type="float">
            <text:p>33,45</text:p>
          </table:table-cell>
          <table:table-cell table:style-name="ce19" office:value-type="float" office:value="430.86" calcext:value-type="float">
            <text:p>430,86</text:p>
          </table:table-cell>
          <table:table-cell table:style-name="ce19" office:value-type="float" office:value="28.97" calcext:value-type="float">
            <text:p>28,97</text:p>
          </table:table-cell>
          <table:table-cell table:style-name="ce19" office:value-type="float" office:value="422.23" calcext:value-type="float">
            <text:p>422,23</text:p>
          </table:table-cell>
          <table:table-cell table:style-name="ce19" office:value-type="float" office:value="1188.16" calcext:value-type="float">
            <text:p>1188,16</text:p>
          </table:table-cell>
          <table:table-cell table:style-name="ce19" office:value-type="float" office:value="1357.58" calcext:value-type="float">
            <text:p>1357,58</text:p>
          </table:table-cell>
          <table:table-cell/>
          <table:table-cell table:style-name="ce3" office:value-type="string" calcext:value-type="string">
            <text:p>pnscan</text:p>
          </table:table-cell>
          <table:table-cell table:style-name="ce19" office:value-type="float" office:value="21.01" calcext:value-type="float">
            <text:p>21,01</text:p>
          </table:table-cell>
          <table:table-cell table:style-name="ce19" office:value-type="float" office:value="107.08" calcext:value-type="float">
            <text:p>107,08</text:p>
          </table:table-cell>
          <table:table-cell table:style-name="ce19" office:value-type="float" office:value="16.59" calcext:value-type="float">
            <text:p>16,59</text:p>
          </table:table-cell>
          <table:table-cell table:style-name="ce19" office:value-type="float" office:value="119.02" calcext:value-type="float">
            <text:p>119,02</text:p>
          </table:table-cell>
          <table:table-cell table:style-name="ce19" office:value-type="float" office:value="409.71" calcext:value-type="float">
            <text:p>409,71</text:p>
          </table:table-cell>
          <table:table-cell table:style-name="ce19" office:value-type="float" office:value="617.48" calcext:value-type="float">
            <text:p>617,4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who</text:p>
          </table:table-cell>
          <table:table-cell table:style-name="ce19" office:value-type="float" office:value="33.57" calcext:value-type="float">
            <text:p>33,57</text:p>
          </table:table-cell>
          <table:table-cell table:style-name="ce19" office:value-type="float" office:value="426.89" calcext:value-type="float">
            <text:p>426,89</text:p>
          </table:table-cell>
          <table:table-cell table:style-name="ce19" office:value-type="float" office:value="29.02" calcext:value-type="float">
            <text:p>29,02</text:p>
          </table:table-cell>
          <table:table-cell table:style-name="ce19" office:value-type="float" office:value="426.39" calcext:value-type="float">
            <text:p>426,39</text:p>
          </table:table-cell>
          <table:table-cell table:style-name="ce19" office:value-type="float" office:value="1171.71" calcext:value-type="float">
            <text:p>1171,71</text:p>
          </table:table-cell>
          <table:table-cell table:style-name="ce19" office:value-type="float" office:value="1369.1" calcext:value-type="float">
            <text:p>1369,10</text:p>
          </table:table-cell>
          <table:table-cell/>
          <table:table-cell table:style-name="ce18" office:value-type="string" calcext:value-type="string">
            <text:p>mirai-botnet/bot</text:p>
          </table:table-cell>
          <table:table-cell table:style-name="ce19" office:value-type="float" office:value="45.61" calcext:value-type="float">
            <text:p>45,61</text:p>
          </table:table-cell>
          <table:table-cell table:style-name="ce19" office:value-type="float" office:value="229.99" calcext:value-type="float">
            <text:p>229,99</text:p>
          </table:table-cell>
          <table:table-cell table:style-name="ce19" office:value-type="float" office:value="41.17" calcext:value-type="float">
            <text:p>41,17</text:p>
          </table:table-cell>
          <table:table-cell table:style-name="ce19" office:value-type="float" office:value="258.29" calcext:value-type="float">
            <text:p>258,29</text:p>
          </table:table-cell>
          <table:table-cell table:style-name="ce19" office:value-type="float" office:value="404.28" calcext:value-type="float">
            <text:p>404,28</text:p>
          </table:table-cell>
          <table:table-cell table:style-name="ce19" office:value-type="float" office:value="527.35" calcext:value-type="float">
            <text:p>527,3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19" office:value-type="float" office:value="33.44" calcext:value-type="float">
            <text:p>33,44</text:p>
          </table:table-cell>
          <table:table-cell table:style-name="ce19" office:value-type="float" office:value="418.57" calcext:value-type="float">
            <text:p>418,57</text:p>
          </table:table-cell>
          <table:table-cell table:style-name="ce19" office:value-type="float" office:value="24.87" calcext:value-type="float">
            <text:p>24,87</text:p>
          </table:table-cell>
          <table:table-cell table:style-name="ce19" office:value-type="float" office:value="414.04" calcext:value-type="float">
            <text:p>414,04</text:p>
          </table:table-cell>
          <table:table-cell table:style-name="ce19" office:value-type="float" office:value="1151.7" calcext:value-type="float">
            <text:p>1151,70</text:p>
          </table:table-cell>
          <table:table-cell table:style-name="ce19" office:value-type="float" office:value="1564.68" calcext:value-type="float">
            <text:p>1564,68</text:p>
          </table:table-cell>
          <table:table-cell/>
          <table:table-cell table:style-name="ce3" office:value-type="string" calcext:value-type="string">
            <text:p>coreutils*</text:p>
          </table:table-cell>
          <table:table-cell table:style-name="ce19" office:value-type="float" office:value="43.55" calcext:value-type="float">
            <text:p>43,55</text:p>
          </table:table-cell>
          <table:table-cell table:style-name="ce19" office:value-type="float" office:value="221.54" calcext:value-type="float">
            <text:p>221,54</text:p>
          </table:table-cell>
          <table:table-cell table:style-name="ce19" office:value-type="float" office:value="36.68" calcext:value-type="float">
            <text:p>36,68</text:p>
          </table:table-cell>
          <table:table-cell table:style-name="ce19" office:value-type="float" office:value="235.86" calcext:value-type="float">
            <text:p>235,86</text:p>
          </table:table-cell>
          <table:table-cell table:style-name="ce19" office:value-type="float" office:value="386.33" calcext:value-type="float">
            <text:p>386,33</text:p>
          </table:table-cell>
          <table:table-cell table:style-name="ce19" office:value-type="float" office:value="524.82" calcext:value-type="float">
            <text:p>524,8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tdbuf</text:p>
          </table:table-cell>
          <table:table-cell table:style-name="ce19" office:value-type="float" office:value="33.48" calcext:value-type="float">
            <text:p>33,48</text:p>
          </table:table-cell>
          <table:table-cell table:style-name="ce19" office:value-type="float" office:value="418.61" calcext:value-type="float">
            <text:p>418,61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418.15" calcext:value-type="float">
            <text:p>418,15</text:p>
          </table:table-cell>
          <table:table-cell table:style-name="ce19" office:value-type="float" office:value="1150.32" calcext:value-type="float">
            <text:p>1150,32</text:p>
          </table:table-cell>
          <table:table-cell table:style-name="ce19" office:value-type="float" office:value="1342.7" calcext:value-type="float">
            <text:p>1342,70</text:p>
          </table:table-cell>
          <table:table-cell/>
          <table:table-cell table:style-name="ce18" office:value-type="string" calcext:value-type="string">
            <text:p>mirai-botnet/loader</text:p>
          </table:table-cell>
          <table:table-cell table:style-name="ce18" office:value-type="float" office:value="21.04" calcext:value-type="float">
            <text:p>21.04</text:p>
          </table:table-cell>
          <table:table-cell table:style-name="ce18" office:value-type="float" office:value="98.92" calcext:value-type="float">
            <text:p>98.92</text:p>
          </table:table-cell>
          <table:table-cell table:style-name="ce18" office:value-type="float" office:value="16.6" calcext:value-type="float">
            <text:p>16.6</text:p>
          </table:table-cell>
          <table:table-cell table:style-name="ce18" office:value-type="float" office:value="110.83" calcext:value-type="float">
            <text:p>110.83</text:p>
          </table:table-cell>
          <table:table-cell table:style-name="ce18" office:value-type="float" office:value="370.15" calcext:value-type="float">
            <text:p>370.15</text:p>
          </table:table-cell>
          <table:table-cell table:style-name="ce18" office:value-type="float" office:value="567.82" calcext:value-type="float">
            <text:p>567.8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f</text:p>
          </table:table-cell>
          <table:table-cell table:style-name="ce19" office:value-type="float" office:value="71.18" calcext:value-type="float">
            <text:p>71,18</text:p>
          </table:table-cell>
          <table:table-cell table:style-name="ce19" office:value-type="float" office:value="681.62" calcext:value-type="float">
            <text:p>681,62</text:p>
          </table:table-cell>
          <table:table-cell table:style-name="ce19" office:value-type="float" office:value="62.22" calcext:value-type="float">
            <text:p>62,22</text:p>
          </table:table-cell>
          <table:table-cell table:style-name="ce19" office:value-type="float" office:value="713.54" calcext:value-type="float">
            <text:p>713,54</text:p>
          </table:table-cell>
          <table:table-cell table:style-name="ce19" office:value-type="float" office:value="857.66" calcext:value-type="float">
            <text:p>857,66</text:p>
          </table:table-cell>
          <table:table-cell table:style-name="ce19" office:value-type="float" office:value="1046.88" calcext:value-type="float">
            <text:p>1046,88</text:p>
          </table:table-cell>
          <table:table-cell/>
          <table:table-cell table:style-name="ce3" office:value-type="string" calcext:value-type="string">
            <text:p>bashlite/server</text:p>
          </table:table-cell>
          <table:table-cell table:style-name="ce19" office:value-type="float" office:value="12.76" calcext:value-type="float">
            <text:p>12,76</text:p>
          </table:table-cell>
          <table:table-cell table:style-name="ce19" office:value-type="float" office:value="53.78" calcext:value-type="float">
            <text:p>53,78</text:p>
          </table:table-cell>
          <table:table-cell table:style-name="ce19" office:value-type="float" office:value="8.36" calcext:value-type="float">
            <text:p>8,36</text:p>
          </table:table-cell>
          <table:table-cell table:style-name="ce19" office:value-type="float" office:value="53.45" calcext:value-type="float">
            <text:p>53,45</text:p>
          </table:table-cell>
          <table:table-cell table:style-name="ce19" office:value-type="float" office:value="321.44" calcext:value-type="float">
            <text:p>321,44</text:p>
          </table:table-cell>
          <table:table-cell table:style-name="ce19" office:value-type="float" office:value="539.02" calcext:value-type="float">
            <text:p>539,0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tty</text:p>
          </table:table-cell>
          <table:table-cell table:style-name="ce19" office:value-type="float" office:value="54" calcext:value-type="float">
            <text:p>54,00</text:p>
          </table:table-cell>
          <table:table-cell table:style-name="ce19" office:value-type="float" office:value="516.95" calcext:value-type="float">
            <text:p>516,95</text:p>
          </table:table-cell>
          <table:table-cell table:style-name="ce19" office:value-type="float" office:value="49.49" calcext:value-type="float">
            <text:p>49,49</text:p>
          </table:table-cell>
          <table:table-cell table:style-name="ce19" office:value-type="float" office:value="528.77" calcext:value-type="float">
            <text:p>528,77</text:p>
          </table:table-cell>
          <table:table-cell table:style-name="ce19" office:value-type="float" office:value="857.32" calcext:value-type="float">
            <text:p>857,32</text:p>
          </table:table-cell>
          <table:table-cell table:style-name="ce19" office:value-type="float" office:value="968.48" calcext:value-type="float">
            <text:p>968,48</text:p>
          </table:table-cell>
          <table:table-cell/>
          <table:table-cell table:style-name="ce3" office:value-type="string" calcext:value-type="string">
            <text:p>Worm.FreeBSD.Block</text:p>
          </table:table-cell>
          <table:table-cell table:style-name="ce19" office:value-type="float" office:value="8.85" calcext:value-type="float">
            <text:p>8,85</text:p>
          </table:table-cell>
          <table:table-cell table:style-name="ce19" office:value-type="float" office:value="33.49" calcext:value-type="float">
            <text:p>33,49</text:p>
          </table:table-cell>
          <table:table-cell table:style-name="ce19" office:value-type="float" office:value="4.48" calcext:value-type="float">
            <text:p>4,48</text:p>
          </table:table-cell>
          <table:table-cell table:style-name="ce19" office:value-type="float" office:value="33.19" calcext:value-type="float">
            <text:p>33,19</text:p>
          </table:table-cell>
          <table:table-cell table:style-name="ce19" office:value-type="float" office:value="278.48" calcext:value-type="float">
            <text:p>278,48</text:p>
          </table:table-cell>
          <table:table-cell table:style-name="ce19" office:value-type="float" office:value="640.14" calcext:value-type="float">
            <text:p>640,1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od</text:p>
          </table:table-cell>
          <table:table-cell table:style-name="ce19" office:value-type="float" office:value="54.01" calcext:value-type="float">
            <text:p>54,01</text:p>
          </table:table-cell>
          <table:table-cell table:style-name="ce19" office:value-type="float" office:value="516.96" calcext:value-type="float">
            <text:p>516,96</text:p>
          </table:table-cell>
          <table:table-cell table:style-name="ce19" office:value-type="float" office:value="45.39" calcext:value-type="float">
            <text:p>45,39</text:p>
          </table:table-cell>
          <table:table-cell table:style-name="ce19" office:value-type="float" office:value="532.87" calcext:value-type="float">
            <text:p>532,87</text:p>
          </table:table-cell>
          <table:table-cell table:style-name="ce19" office:value-type="float" office:value="857.19" calcext:value-type="float">
            <text:p>857,19</text:p>
          </table:table-cell>
          <table:table-cell table:style-name="ce19" office:value-type="float" office:value="1073.93" calcext:value-type="float">
            <text:p>1073,93</text:p>
          </table:table-cell>
          <table:table-cell/>
          <table:table-cell table:style-name="ce3" office:value-type="string" calcext:value-type="string">
            <text:p>KAAL_BHAIRAV</text:p>
          </table:table-cell>
          <table:table-cell table:style-name="ce19" office:value-type="float" office:value="8.53" calcext:value-type="float">
            <text:p>8,53</text:p>
          </table:table-cell>
          <table:table-cell table:style-name="ce19" office:value-type="float" office:value="29.07" calcext:value-type="float">
            <text:p>29,07</text:p>
          </table:table-cell>
          <table:table-cell table:style-name="ce19" office:value-type="float" office:value="8.29" calcext:value-type="float">
            <text:p>8,29</text:p>
          </table:table-cell>
          <table:table-cell table:style-name="ce19" office:value-type="float" office:value="28.8" calcext:value-type="float">
            <text:p>28,80</text:p>
          </table:table-cell>
          <table:table-cell table:style-name="ce19" office:value-type="float" office:value="240.9" calcext:value-type="float">
            <text:p>240,90</text:p>
          </table:table-cell>
          <table:table-cell table:style-name="ce19" office:value-type="float" office:value="247.37" calcext:value-type="float">
            <text:p>247,3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d</text:p>
          </table:table-cell>
          <table:table-cell table:style-name="ce19" office:value-type="float" office:value="58.26" calcext:value-type="float">
            <text:p>58,26</text:p>
          </table:table-cell>
          <table:table-cell table:style-name="ce19" office:value-type="float" office:value="549.88" calcext:value-type="float">
            <text:p>549,88</text:p>
          </table:table-cell>
          <table:table-cell table:style-name="ce19" office:value-type="float" office:value="53.67" calcext:value-type="float">
            <text:p>53,67</text:p>
          </table:table-cell>
          <table:table-cell table:style-name="ce19" office:value-type="float" office:value="569.82" calcext:value-type="float">
            <text:p>569,82</text:p>
          </table:table-cell>
          <table:table-cell table:style-name="ce19" office:value-type="float" office:value="843.9" calcext:value-type="float">
            <text:p>843,90</text:p>
          </table:table-cell>
          <table:table-cell table:style-name="ce19" office:value-type="float" office:value="961.75" calcext:value-type="float">
            <text:p>961,75</text:p>
          </table:table-cell>
          <table:table-cell/>
          <table:table-cell table:style-name="ce3" office:value-type="string" calcext:value-type="string">
            <text:p>lightaidra</text:p>
          </table:table-cell>
          <table:table-cell table:style-name="ce19" office:value-type="float" office:value="29.22" calcext:value-type="float">
            <text:p>29,22</text:p>
          </table:table-cell>
          <table:table-cell table:style-name="ce19" office:value-type="float" office:value="98.9" calcext:value-type="float">
            <text:p>98,90</text:p>
          </table:table-cell>
          <table:table-cell table:style-name="ce19" office:value-type="float" office:value="24.78" calcext:value-type="float">
            <text:p>24,78</text:p>
          </table:table-cell>
          <table:table-cell table:style-name="ce19" office:value-type="float" office:value="110.82" calcext:value-type="float">
            <text:p>110,82</text:p>
          </table:table-cell>
          <table:table-cell table:style-name="ce19" office:value-type="float" office:value="238.43" calcext:value-type="float">
            <text:p>238,43</text:p>
          </table:table-cell>
          <table:table-cell table:style-name="ce19" office:value-type="float" office:value="347.16" calcext:value-type="float">
            <text:p>347,1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tat</text:p>
          </table:table-cell>
          <table:table-cell table:style-name="ce19" office:value-type="float" office:value="78.78" calcext:value-type="float">
            <text:p>78,78</text:p>
          </table:table-cell>
          <table:table-cell table:style-name="ce19" office:value-type="float" office:value="701.52" calcext:value-type="float">
            <text:p>701,52</text:p>
          </table:table-cell>
          <table:table-cell table:style-name="ce19" office:value-type="float" office:value="61.87" calcext:value-type="float">
            <text:p>61,87</text:p>
          </table:table-cell>
          <table:table-cell table:style-name="ce19" office:value-type="float" office:value="692.73" calcext:value-type="float">
            <text:p>692,73</text:p>
          </table:table-cell>
          <table:table-cell table:style-name="ce19" office:value-type="float" office:value="790.43" calcext:value-type="float">
            <text:p>790,43</text:p>
          </table:table-cell>
          <table:table-cell table:style-name="ce19" office:value-type="float" office:value="1019.61" calcext:value-type="float">
            <text:p>1019,61</text:p>
          </table:table-cell>
          <table:table-cell/>
          <table:table-cell table:style-name="ce3" office:value-type="string" calcext:value-type="string">
            <text:p>Exploit.Linux.Nhttpd</text:p>
          </table:table-cell>
          <table:table-cell table:style-name="ce19" office:value-type="float" office:value="4.62" calcext:value-type="float">
            <text:p>4,62</text:p>
          </table:table-cell>
          <table:table-cell table:style-name="ce19" office:value-type="float" office:value="12.87" calcext:value-type="float">
            <text:p>12,87</text:p>
          </table:table-cell>
          <table:table-cell table:style-name="ce19" office:value-type="float" office:value="4.38" calcext:value-type="float">
            <text:p>4,38</text:p>
          </table:table-cell>
          <table:table-cell table:style-name="ce19" office:value-type="float" office:value="12.6" calcext:value-type="float">
            <text:p>12,60</text:p>
          </table:table-cell>
          <table:table-cell table:style-name="ce19" office:value-type="float" office:value="178.86" calcext:value-type="float">
            <text:p>178,86</text:p>
          </table:table-cell>
          <table:table-cell table:style-name="ce19" office:value-type="float" office:value="187.76" calcext:value-type="float">
            <text:p>187,7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uch</text:p>
          </table:table-cell>
          <table:table-cell table:style-name="ce19" office:value-type="float" office:value="74.58" calcext:value-type="float">
            <text:p>74,58</text:p>
          </table:table-cell>
          <table:table-cell table:style-name="ce19" office:value-type="float" office:value="611.27" calcext:value-type="float">
            <text:p>611,27</text:p>
          </table:table-cell>
          <table:table-cell table:style-name="ce19" office:value-type="float" office:value="65.92" calcext:value-type="float">
            <text:p>65,92</text:p>
          </table:table-cell>
          <table:table-cell table:style-name="ce19" office:value-type="float" office:value="643.51" calcext:value-type="float">
            <text:p>643,51</text:p>
          </table:table-cell>
          <table:table-cell table:style-name="ce19" office:value-type="float" office:value="719.58" calcext:value-type="float">
            <text:p>719,58</text:p>
          </table:table-cell>
          <table:table-cell table:style-name="ce19" office:value-type="float" office:value="876.2" calcext:value-type="float">
            <text:p>876,20</text:p>
          </table:table-cell>
          <table:table-cell/>
          <table:table-cell table:style-name="ce3" office:value-type="string" calcext:value-type="string">
            <text:p>calc_pi</text:p>
          </table:table-cell>
          <table:table-cell table:style-name="ce19" office:value-type="float" office:value="8.65" calcext:value-type="float">
            <text:p>8,65</text:p>
          </table:table-cell>
          <table:table-cell table:style-name="ce19" office:value-type="float" office:value="16.9" calcext:value-type="float">
            <text:p>16,90</text:p>
          </table:table-cell>
          <table:table-cell table:style-name="ce19" office:value-type="float" office:value="4.27" calcext:value-type="float">
            <text:p>4,27</text:p>
          </table:table-cell>
          <table:table-cell table:style-name="ce19" office:value-type="float" office:value="20.68" calcext:value-type="float">
            <text:p>20,68</text:p>
          </table:table-cell>
          <table:table-cell table:style-name="ce19" office:value-type="float" office:value="95.37" calcext:value-type="float">
            <text:p>95,37</text:p>
          </table:table-cell>
          <table:table-cell table:style-name="ce19" office:value-type="float" office:value="384.54" calcext:value-type="float">
            <text:p>384,5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nstall</text:p>
          </table:table-cell>
          <table:table-cell table:style-name="ce19" office:value-type="float" office:value="99.57" calcext:value-type="float">
            <text:p>99,57</text:p>
          </table:table-cell>
          <table:table-cell table:style-name="ce19" office:value-type="float" office:value="750.94" calcext:value-type="float">
            <text:p>750,94</text:p>
          </table:table-cell>
          <table:table-cell table:style-name="ce19" office:value-type="float" office:value="82.52" calcext:value-type="float">
            <text:p>82,52</text:p>
          </table:table-cell>
          <table:table-cell table:style-name="ce19" office:value-type="float" office:value="782.99" calcext:value-type="float">
            <text:p>782,99</text:p>
          </table:table-cell>
          <table:table-cell table:style-name="ce19" office:value-type="float" office:value="654.19" calcext:value-type="float">
            <text:p>654,19</text:p>
          </table:table-cell>
          <table:table-cell table:style-name="ce19" office:value-type="float" office:value="848.89" calcext:value-type="float">
            <text:p>848,89</text:p>
          </table:table-cell>
          <table:table-cell/>
          <table:table-cell table:style-name="ce3" office:value-type="string" calcext:value-type="string">
            <text:p>mettle</text:p>
          </table:table-cell>
          <table:table-cell table:style-name="ce19" office:value-type="float" office:value="804.07" calcext:value-type="float">
            <text:p>804,07</text:p>
          </table:table-cell>
          <table:table-cell table:style-name="ce19" office:value-type="float" office:value="1496.33" calcext:value-type="float">
            <text:p>1496,33</text:p>
          </table:table-cell>
          <table:table-cell table:style-name="ce19" office:value-type="float" office:value="839.35" calcext:value-type="float">
            <text:p>839,35</text:p>
          </table:table-cell>
          <table:table-cell table:style-name="ce19" office:value-type="float" office:value="1740.47" calcext:value-type="float">
            <text:p>1740,47</text:p>
          </table:table-cell>
          <table:table-cell table:style-name="ce19" office:value-type="float" office:value="86.09" calcext:value-type="float">
            <text:p>86,09</text:p>
          </table:table-cell>
          <table:table-cell table:style-name="ce19" office:value-type="float" office:value="107.36" calcext:value-type="float">
            <text:p>107,3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19" office:value-type="float" office:value="86.86" calcext:value-type="float">
            <text:p>86,86</text:p>
          </table:table-cell>
          <table:table-cell table:style-name="ce19" office:value-type="float" office:value="619.45" calcext:value-type="float">
            <text:p>619,45</text:p>
          </table:table-cell>
          <table:table-cell table:style-name="ce19" office:value-type="float" office:value="74.11" calcext:value-type="float">
            <text:p>74,11</text:p>
          </table:table-cell>
          <table:table-cell table:style-name="ce19" office:value-type="float" office:value="651.7" calcext:value-type="float">
            <text:p>651,70</text:p>
          </table:table-cell>
          <table:table-cell table:style-name="ce19" office:value-type="float" office:value="613.12" calcext:value-type="float">
            <text:p>613,12</text:p>
          </table:table-cell>
          <table:table-cell table:style-name="ce19" office:value-type="float" office:value="779.34" calcext:value-type="float">
            <text:p>779,34</text:p>
          </table:table-cell>
          <table:table-cell/>
          <table:table-cell table:style-name="ce3" office:value-type="string" calcext:value-type="string">
            <text:p>Virus.Unix.Adrastea</text:p>
          </table:table-cell>
          <table:table-cell table:style-name="ce19" office:value-type="float" office:value="12.55" calcext:value-type="float">
            <text:p>12,55</text:p>
          </table:table-cell>
          <table:table-cell table:style-name="ce19" office:value-type="float" office:value="20.81" calcext:value-type="float">
            <text:p>20,81</text:p>
          </table:table-cell>
          <table:table-cell table:style-name="ce19" office:value-type="float" office:value="12.35" calcext:value-type="float">
            <text:p>12,35</text:p>
          </table:table-cell>
          <table:table-cell table:style-name="ce19" office:value-type="float" office:value="20.58" calcext:value-type="float">
            <text:p>20,58</text:p>
          </table:table-cell>
          <table:table-cell table:style-name="ce19" office:value-type="float" office:value="65.77" calcext:value-type="float">
            <text:p>65,77</text:p>
          </table:table-cell>
          <table:table-cell table:style-name="ce19" office:value-type="float" office:value="66.58" calcext:value-type="float">
            <text:p>66,5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tx</text:p>
          </table:table-cell>
          <table:table-cell table:style-name="ce19" office:value-type="float" office:value="62.34" calcext:value-type="float">
            <text:p>62,34</text:p>
          </table:table-cell>
          <table:table-cell table:style-name="ce19" office:value-type="float" office:value="328.65" calcext:value-type="float">
            <text:p>328,65</text:p>
          </table:table-cell>
          <table:table-cell table:style-name="ce19" office:value-type="float" office:value="53.66" calcext:value-type="float">
            <text:p>53,66</text:p>
          </table:table-cell>
          <table:table-cell table:style-name="ce19" office:value-type="float" office:value="373.18" calcext:value-type="float">
            <text:p>373,18</text:p>
          </table:table-cell>
          <table:table-cell table:style-name="ce19" office:value-type="float" office:value="427.22" calcext:value-type="float">
            <text:p>427,22</text:p>
          </table:table-cell>
          <table:table-cell table:style-name="ce19" office:value-type="float" office:value="595.5" calcext:value-type="float">
            <text:p>595,50</text:p>
          </table:table-cell>
          <table:table-cell/>
          <table:table-cell table:style-name="ce21" office:value-type="string" calcext:value-type="string">
            <text:p>Mittelwert</text:p>
          </table:table-cell>
          <table:table-cell table:style-name="ce19" table:formula="of:=AVERAGE([.J4:.J19])" office:value-type="float" office:value="74.339375" calcext:value-type="float">
            <text:p>74,34</text:p>
          </table:table-cell>
          <table:table-cell table:style-name="ce19" table:formula="of:=AVERAGE([.K4:.K19])" office:value-type="float" office:value="218.125625" calcext:value-type="float">
            <text:p>218,13</text:p>
          </table:table-cell>
          <table:table-cell table:style-name="ce19" table:formula="of:=AVERAGE([.L4:.L19])" office:value-type="float" office:value="72.26875" calcext:value-type="float">
            <text:p>72,27</text:p>
          </table:table-cell>
          <table:table-cell table:style-name="ce19" table:formula="of:=AVERAGE([.M4:.M19])" office:value-type="float" office:value="241.9275" calcext:value-type="float">
            <text:p>241,93</text:p>
          </table:table-cell>
          <table:table-cell table:style-name="ce19" table:formula="of:=AVERAGE([.N4:.N19])" office:value-type="float" office:value="399.144375" calcext:value-type="float">
            <text:p>399,14</text:p>
          </table:table-cell>
          <table:table-cell table:style-name="ce19" table:formula="of:=AVERAGE([.O4:.O19])" office:value-type="float" office:value="963.609375" calcext:value-type="float">
            <text:p>963,6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hcon</text:p>
          </table:table-cell>
          <table:table-cell table:style-name="ce19" office:value-type="float" office:value="54.04" calcext:value-type="float">
            <text:p>54,04</text:p>
          </table:table-cell>
          <table:table-cell table:style-name="ce19" office:value-type="float" office:value="283.48" calcext:value-type="float">
            <text:p>283,48</text:p>
          </table:table-cell>
          <table:table-cell table:style-name="ce19" office:value-type="float" office:value="41.31" calcext:value-type="float">
            <text:p>41,31</text:p>
          </table:table-cell>
          <table:table-cell table:style-name="ce19" office:value-type="float" office:value="307.58" calcext:value-type="float">
            <text:p>307,58</text:p>
          </table:table-cell>
          <table:table-cell table:style-name="ce19" office:value-type="float" office:value="424.57" calcext:value-type="float">
            <text:p>424,57</text:p>
          </table:table-cell>
          <table:table-cell table:style-name="ce19" office:value-type="float" office:value="644.54" calcext:value-type="float">
            <text:p>644,54</text:p>
          </table:table-cell>
          <table:table-cell/>
          <table:table-cell table:style-name="ce9"/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realpath</text:p>
          </table:table-cell>
          <table:table-cell table:style-name="ce19" office:value-type="float" office:value="37.54" calcext:value-type="float">
            <text:p>37,54</text:p>
          </table:table-cell>
          <table:table-cell table:style-name="ce19" office:value-type="float" office:value="193.3" calcext:value-type="float">
            <text:p>193,30</text:p>
          </table:table-cell>
          <table:table-cell table:style-name="ce19" office:value-type="float" office:value="28.96" calcext:value-type="float">
            <text:p>28,96</text:p>
          </table:table-cell>
          <table:table-cell table:style-name="ce19" office:value-type="float" office:value="205.14" calcext:value-type="float">
            <text:p>205,14</text:p>
          </table:table-cell>
          <table:table-cell table:style-name="ce19" office:value-type="float" office:value="414.96" calcext:value-type="float">
            <text:p>414,96</text:p>
          </table:table-cell>
          <table:table-cell table:style-name="ce19" office:value-type="float" office:value="608.37" calcext:value-type="float">
            <text:p>608,3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hgrp</text:p>
          </table:table-cell>
          <table:table-cell table:style-name="ce19" office:value-type="float" office:value="54.06" calcext:value-type="float">
            <text:p>54,06</text:p>
          </table:table-cell>
          <table:table-cell table:style-name="ce19" office:value-type="float" office:value="275.3" calcext:value-type="float">
            <text:p>275,30</text:p>
          </table:table-cell>
          <table:table-cell table:style-name="ce19" office:value-type="float" office:value="45.42" calcext:value-type="float">
            <text:p>45,42</text:p>
          </table:table-cell>
          <table:table-cell table:style-name="ce19" office:value-type="float" office:value="295.3" calcext:value-type="float">
            <text:p>295,30</text:p>
          </table:table-cell>
          <table:table-cell table:style-name="ce19" office:value-type="float" office:value="409.29" calcext:value-type="float">
            <text:p>409,29</text:p>
          </table:table-cell>
          <table:table-cell table:style-name="ce19" office:value-type="float" office:value="550.22" calcext:value-type="float">
            <text:p>550,2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pr</text:p>
          </table:table-cell>
          <table:table-cell table:style-name="ce19" office:value-type="float" office:value="70.52" calcext:value-type="float">
            <text:p>70,52</text:p>
          </table:table-cell>
          <table:table-cell table:style-name="ce19" office:value-type="float" office:value="353.21" calcext:value-type="float">
            <text:p>353,21</text:p>
          </table:table-cell>
          <table:table-cell table:style-name="ce19" office:value-type="float" office:value="61.86" calcext:value-type="float">
            <text:p>61,86</text:p>
          </table:table-cell>
          <table:table-cell table:style-name="ce19" office:value-type="float" office:value="369.1" calcext:value-type="float">
            <text:p>369,10</text:p>
          </table:table-cell>
          <table:table-cell table:style-name="ce19" office:value-type="float" office:value="400.86" calcext:value-type="float">
            <text:p>400,86</text:p>
          </table:table-cell>
          <table:table-cell table:style-name="ce19" office:value-type="float" office:value="496.62" calcext:value-type="float">
            <text:p>496,6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sort</text:p>
          </table:table-cell>
          <table:table-cell table:style-name="ce19" office:value-type="float" office:value="112.04" calcext:value-type="float">
            <text:p>112,04</text:p>
          </table:table-cell>
          <table:table-cell table:style-name="ce19" office:value-type="float" office:value="550.38" calcext:value-type="float">
            <text:p>550,38</text:p>
          </table:table-cell>
          <table:table-cell table:style-name="ce19" office:value-type="float" office:value="90.8" calcext:value-type="float">
            <text:p>90,80</text:p>
          </table:table-cell>
          <table:table-cell table:style-name="ce19" office:value-type="float" office:value="602.83" calcext:value-type="float">
            <text:p>602,83</text:p>
          </table:table-cell>
          <table:table-cell table:style-name="ce19" office:value-type="float" office:value="391.23" calcext:value-type="float">
            <text:p>391,23</text:p>
          </table:table-cell>
          <table:table-cell table:style-name="ce19" office:value-type="float" office:value="563.88" calcext:value-type="float">
            <text:p>563,8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mv</text:p>
          </table:table-cell>
          <table:table-cell table:style-name="ce19" office:value-type="float" office:value="99.48" calcext:value-type="float">
            <text:p>99,48</text:p>
          </table:table-cell>
          <table:table-cell table:style-name="ce19" office:value-type="float" office:value="488.66" calcext:value-type="float">
            <text:p>488,66</text:p>
          </table:table-cell>
          <table:table-cell table:style-name="ce19" office:value-type="float" office:value="82.47" calcext:value-type="float">
            <text:p>82,47</text:p>
          </table:table-cell>
          <table:table-cell table:style-name="ce19" office:value-type="float" office:value="537.16" calcext:value-type="float">
            <text:p>537,16</text:p>
          </table:table-cell>
          <table:table-cell table:style-name="ce19" office:value-type="float" office:value="391.22" calcext:value-type="float">
            <text:p>391,22</text:p>
          </table:table-cell>
          <table:table-cell table:style-name="ce19" office:value-type="float" office:value="551.35" calcext:value-type="float">
            <text:p>551,3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rm</text:p>
          </table:table-cell>
          <table:table-cell table:style-name="ce19" office:value-type="float" office:value="58.15" calcext:value-type="float">
            <text:p>58,15</text:p>
          </table:table-cell>
          <table:table-cell table:style-name="ce19" office:value-type="float" office:value="283.5" calcext:value-type="float">
            <text:p>283,50</text:p>
          </table:table-cell>
          <table:table-cell table:style-name="ce19" office:value-type="float" office:value="45.42" calcext:value-type="float">
            <text:p>45,42</text:p>
          </table:table-cell>
          <table:table-cell table:style-name="ce19" office:value-type="float" office:value="307.59" calcext:value-type="float">
            <text:p>307,59</text:p>
          </table:table-cell>
          <table:table-cell table:style-name="ce19" office:value-type="float" office:value="387.51" calcext:value-type="float">
            <text:p>387,51</text:p>
          </table:table-cell>
          <table:table-cell table:style-name="ce19" office:value-type="float" office:value="577.28" calcext:value-type="float">
            <text:p>577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hown</text:p>
          </table:table-cell>
          <table:table-cell table:style-name="ce19" office:value-type="float" office:value="58.17" calcext:value-type="float">
            <text:p>58,17</text:p>
          </table:table-cell>
          <table:table-cell table:style-name="ce19" office:value-type="float" office:value="283.51" calcext:value-type="float">
            <text:p>283,51</text:p>
          </table:table-cell>
          <table:table-cell table:style-name="ce19" office:value-type="float" office:value="45.42" calcext:value-type="float">
            <text:p>45,42</text:p>
          </table:table-cell>
          <table:table-cell table:style-name="ce19" office:value-type="float" office:value="307.6" calcext:value-type="float">
            <text:p>307,60</text:p>
          </table:table-cell>
          <table:table-cell table:style-name="ce19" office:value-type="float" office:value="387.4" calcext:value-type="float">
            <text:p>387,40</text:p>
          </table:table-cell>
          <table:table-cell table:style-name="ce19" office:value-type="float" office:value="577.18" calcext:value-type="float">
            <text:p>577,1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du</text:p>
          </table:table-cell>
          <table:table-cell table:style-name="ce19" office:value-type="float" office:value="95.29" calcext:value-type="float">
            <text:p>95,29</text:p>
          </table:table-cell>
          <table:table-cell table:style-name="ce19" office:value-type="float" office:value="463.99" calcext:value-type="float">
            <text:p>463,99</text:p>
          </table:table-cell>
          <table:table-cell table:style-name="ce19" office:value-type="float" office:value="86.51" calcext:value-type="float">
            <text:p>86,51</text:p>
          </table:table-cell>
          <table:table-cell table:style-name="ce19" office:value-type="float" office:value="516.62" calcext:value-type="float">
            <text:p>516,62</text:p>
          </table:table-cell>
          <table:table-cell table:style-name="ce19" office:value-type="float" office:value="386.94" calcext:value-type="float">
            <text:p>386,94</text:p>
          </table:table-cell>
          <table:table-cell table:style-name="ce19" office:value-type="float" office:value="497.17" calcext:value-type="float">
            <text:p>497,1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hmod</text:p>
          </table:table-cell>
          <table:table-cell table:style-name="ce19" office:value-type="float" office:value="54.01" calcext:value-type="float">
            <text:p>54,01</text:p>
          </table:table-cell>
          <table:table-cell table:style-name="ce19" office:value-type="float" office:value="262.97" calcext:value-type="float">
            <text:p>262,97</text:p>
          </table:table-cell>
          <table:table-cell table:style-name="ce19" office:value-type="float" office:value="41.3" calcext:value-type="float">
            <text:p>41,30</text:p>
          </table:table-cell>
          <table:table-cell table:style-name="ce19" office:value-type="float" office:value="282.99" calcext:value-type="float">
            <text:p>282,99</text:p>
          </table:table-cell>
          <table:table-cell table:style-name="ce19" office:value-type="float" office:value="386.91" calcext:value-type="float">
            <text:p>386,91</text:p>
          </table:table-cell>
          <table:table-cell table:style-name="ce19" office:value-type="float" office:value="585.28" calcext:value-type="float">
            <text:p>585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ln</text:p>
          </table:table-cell>
          <table:table-cell table:style-name="ce19" office:value-type="float" office:value="58.27" calcext:value-type="float">
            <text:p>58,27</text:p>
          </table:table-cell>
          <table:table-cell table:style-name="ce19" office:value-type="float" office:value="279.53" calcext:value-type="float">
            <text:p>279,53</text:p>
          </table:table-cell>
          <table:table-cell table:style-name="ce19" office:value-type="float" office:value="45.48" calcext:value-type="float">
            <text:p>45,48</text:p>
          </table:table-cell>
          <table:table-cell table:style-name="ce19" office:value-type="float" office:value="303.56" calcext:value-type="float">
            <text:p>303,56</text:p>
          </table:table-cell>
          <table:table-cell table:style-name="ce19" office:value-type="float" office:value="379.7" calcext:value-type="float">
            <text:p>379,70</text:p>
          </table:table-cell>
          <table:table-cell table:style-name="ce19" office:value-type="float" office:value="567.51" calcext:value-type="float">
            <text:p>567,51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readlink</text:p>
          </table:table-cell>
          <table:table-cell table:style-name="ce19" office:value-type="float" office:value="37.54" calcext:value-type="float">
            <text:p>37,54</text:p>
          </table:table-cell>
          <table:table-cell table:style-name="ce19" office:value-type="float" office:value="176.91" calcext:value-type="float">
            <text:p>176,91</text:p>
          </table:table-cell>
          <table:table-cell table:style-name="ce19" office:value-type="float" office:value="28.96" calcext:value-type="float">
            <text:p>28,96</text:p>
          </table:table-cell>
          <table:table-cell table:style-name="ce19" office:value-type="float" office:value="188.76" calcext:value-type="float">
            <text:p>188,76</text:p>
          </table:table-cell>
          <table:table-cell table:style-name="ce19" office:value-type="float" office:value="371.31" calcext:value-type="float">
            <text:p>371,31</text:p>
          </table:table-cell>
          <table:table-cell table:style-name="ce19" office:value-type="float" office:value="551.8" calcext:value-type="float">
            <text:p>551,8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tail</text:p>
          </table:table-cell>
          <table:table-cell table:style-name="ce19" office:value-type="float" office:value="62.3" calcext:value-type="float">
            <text:p>62,30</text:p>
          </table:table-cell>
          <table:table-cell table:style-name="ce19" office:value-type="float" office:value="291.74" calcext:value-type="float">
            <text:p>291,74</text:p>
          </table:table-cell>
          <table:table-cell table:style-name="ce19" office:value-type="float" office:value="53.64" calcext:value-type="float">
            <text:p>53,64</text:p>
          </table:table-cell>
          <table:table-cell table:style-name="ce19" office:value-type="float" office:value="328.11" calcext:value-type="float">
            <text:p>328,11</text:p>
          </table:table-cell>
          <table:table-cell table:style-name="ce19" office:value-type="float" office:value="368.32" calcext:value-type="float">
            <text:p>368,32</text:p>
          </table:table-cell>
          <table:table-cell table:style-name="ce19" office:value-type="float" office:value="511.69" calcext:value-type="float">
            <text:p>511,69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vdir</text:p>
          </table:table-cell>
          <table:table-cell table:style-name="ce19" office:value-type="float" office:value="128.52" calcext:value-type="float">
            <text:p>128,52</text:p>
          </table:table-cell>
          <table:table-cell table:style-name="ce19" office:value-type="float" office:value="599.66" calcext:value-type="float">
            <text:p>599,66</text:p>
          </table:table-cell>
          <table:table-cell table:style-name="ce19" office:value-type="float" office:value="107.23" calcext:value-type="float">
            <text:p>107,23</text:p>
          </table:table-cell>
          <table:table-cell table:style-name="ce19" office:value-type="float" office:value="656.13" calcext:value-type="float">
            <text:p>656,13</text:p>
          </table:table-cell>
          <table:table-cell table:style-name="ce19" office:value-type="float" office:value="366.59" calcext:value-type="float">
            <text:p>366,59</text:p>
          </table:table-cell>
          <table:table-cell table:style-name="ce19" office:value-type="float" office:value="511.9" calcext:value-type="float">
            <text:p>511,90</text:p>
          </table:table-cell>
          <table:table-cell/>
          <table:table-cell table:style-name="ce10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dir</text:p>
          </table:table-cell>
          <table:table-cell table:style-name="ce19" office:value-type="float" office:value="128.52" calcext:value-type="float">
            <text:p>128,52</text:p>
          </table:table-cell>
          <table:table-cell table:style-name="ce19" office:value-type="float" office:value="599.66" calcext:value-type="float">
            <text:p>599,66</text:p>
          </table:table-cell>
          <table:table-cell table:style-name="ce19" office:value-type="float" office:value="107.23" calcext:value-type="float">
            <text:p>107,23</text:p>
          </table:table-cell>
          <table:table-cell table:style-name="ce19" office:value-type="float" office:value="656.13" calcext:value-type="float">
            <text:p>656,13</text:p>
          </table:table-cell>
          <table:table-cell table:style-name="ce19" office:value-type="float" office:value="366.59" calcext:value-type="float">
            <text:p>366,59</text:p>
          </table:table-cell>
          <table:table-cell table:style-name="ce19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ls</text:p>
          </table:table-cell>
          <table:table-cell table:style-name="ce19" office:value-type="float" office:value="128.52" calcext:value-type="float">
            <text:p>128,52</text:p>
          </table:table-cell>
          <table:table-cell table:style-name="ce19" office:value-type="float" office:value="599.66" calcext:value-type="float">
            <text:p>599,66</text:p>
          </table:table-cell>
          <table:table-cell table:style-name="ce19" office:value-type="float" office:value="107.23" calcext:value-type="float">
            <text:p>107,23</text:p>
          </table:table-cell>
          <table:table-cell table:style-name="ce19" office:value-type="float" office:value="656.13" calcext:value-type="float">
            <text:p>656,13</text:p>
          </table:table-cell>
          <table:table-cell table:style-name="ce19" office:value-type="float" office:value="366.59" calcext:value-type="float">
            <text:p>366,59</text:p>
          </table:table-cell>
          <table:table-cell table:style-name="ce19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shuf</text:p>
          </table:table-cell>
          <table:table-cell table:style-name="ce19" office:value-type="float" office:value="49.97" calcext:value-type="float">
            <text:p>49,97</text:p>
          </table:table-cell>
          <table:table-cell table:style-name="ce19" office:value-type="float" office:value="222.06" calcext:value-type="float">
            <text:p>222,06</text:p>
          </table:table-cell>
          <table:table-cell table:style-name="ce19" office:value-type="float" office:value="41.32" calcext:value-type="float">
            <text:p>41,32</text:p>
          </table:table-cell>
          <table:table-cell table:style-name="ce19" office:value-type="float" office:value="237.96" calcext:value-type="float">
            <text:p>237,96</text:p>
          </table:table-cell>
          <table:table-cell table:style-name="ce19" office:value-type="float" office:value="344.41" calcext:value-type="float">
            <text:p>344,41</text:p>
          </table:table-cell>
          <table:table-cell table:style-name="ce19" office:value-type="float" office:value="475.9" calcext:value-type="float">
            <text:p>475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19" office:value-type="float" office:value="91.25" calcext:value-type="float">
            <text:p>91,25</text:p>
          </table:table-cell>
          <table:table-cell table:style-name="ce19" office:value-type="float" office:value="398.51" calcext:value-type="float">
            <text:p>398,51</text:p>
          </table:table-cell>
          <table:table-cell table:style-name="ce19" office:value-type="float" office:value="78.34" calcext:value-type="float">
            <text:p>78,34</text:p>
          </table:table-cell>
          <table:table-cell table:style-name="ce19" office:value-type="float" office:value="438.82" calcext:value-type="float">
            <text:p>438,82</text:p>
          </table:table-cell>
          <table:table-cell table:style-name="ce19" office:value-type="float" office:value="336.74" calcext:value-type="float">
            <text:p>336,74</text:p>
          </table:table-cell>
          <table:table-cell table:style-name="ce19" office:value-type="float" office:value="460.12" calcext:value-type="float">
            <text:p>460,1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fmt</text:p>
          </table:table-cell>
          <table:table-cell table:style-name="ce19" office:value-type="float" office:value="33.46" calcext:value-type="float">
            <text:p>33,46</text:p>
          </table:table-cell>
          <table:table-cell table:style-name="ce19" office:value-type="float" office:value="144.11" calcext:value-type="float">
            <text:p>144,11</text:p>
          </table:table-cell>
          <table:table-cell table:style-name="ce19" office:value-type="float" office:value="28.97" calcext:value-type="float">
            <text:p>28,97</text:p>
          </table:table-cell>
          <table:table-cell table:style-name="ce19" office:value-type="float" office:value="164.17" calcext:value-type="float">
            <text:p>164,17</text:p>
          </table:table-cell>
          <table:table-cell table:style-name="ce19" office:value-type="float" office:value="330.75" calcext:value-type="float">
            <text:p>330,75</text:p>
          </table:table-cell>
          <table:table-cell table:style-name="ce19" office:value-type="float" office:value="466.72" calcext:value-type="float">
            <text:p>466,7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ut</text:p>
          </table:table-cell>
          <table:table-cell table:style-name="ce19" office:value-type="float" office:value="33.5" calcext:value-type="float">
            <text:p>33,50</text:p>
          </table:table-cell>
          <table:table-cell table:style-name="ce19" office:value-type="float" office:value="140.06" calcext:value-type="float">
            <text:p>140,06</text:p>
          </table:table-cell>
          <table:table-cell table:style-name="ce19" office:value-type="float" office:value="28.99" calcext:value-type="float">
            <text:p>28,99</text:p>
          </table:table-cell>
          <table:table-cell table:style-name="ce19" office:value-type="float" office:value="151.9" calcext:value-type="float">
            <text:p>151,90</text:p>
          </table:table-cell>
          <table:table-cell table:style-name="ce19" office:value-type="float" office:value="318.13" calcext:value-type="float">
            <text:p>318,13</text:p>
          </table:table-cell>
          <table:table-cell table:style-name="ce19" office:value-type="float" office:value="423.95" calcext:value-type="float">
            <text:p>423,9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numfmt</text:p>
          </table:table-cell>
          <table:table-cell table:style-name="ce19" office:value-type="float" office:value="54.05" calcext:value-type="float">
            <text:p>54,05</text:p>
          </table:table-cell>
          <table:table-cell table:style-name="ce19" office:value-type="float" office:value="222.05" calcext:value-type="float">
            <text:p>222,05</text:p>
          </table:table-cell>
          <table:table-cell table:style-name="ce19" office:value-type="float" office:value="45.42" calcext:value-type="float">
            <text:p>45,42</text:p>
          </table:table-cell>
          <table:table-cell table:style-name="ce19" office:value-type="float" office:value="242.06" calcext:value-type="float">
            <text:p>242,06</text:p>
          </table:table-cell>
          <table:table-cell table:style-name="ce19" office:value-type="float" office:value="310.83" calcext:value-type="float">
            <text:p>310,83</text:p>
          </table:table-cell>
          <table:table-cell table:style-name="ce19" office:value-type="float" office:value="432.9" calcext:value-type="float">
            <text:p>432,90</text:p>
          </table:table-cell>
          <table:table-cell/>
          <table:table-cell table:style-name="ce8"/>
          <table:table-cell table:style-name="ce7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split</text:p>
          </table:table-cell>
          <table:table-cell table:style-name="ce19" office:value-type="float" office:value="46.36" calcext:value-type="float">
            <text:p>46,36</text:p>
          </table:table-cell>
          <table:table-cell table:style-name="ce19" office:value-type="float" office:value="189.78" calcext:value-type="float">
            <text:p>189,78</text:p>
          </table:table-cell>
          <table:table-cell table:style-name="ce19" office:value-type="float" office:value="41.77" calcext:value-type="float">
            <text:p>41,77</text:p>
          </table:table-cell>
          <table:table-cell table:style-name="ce19" office:value-type="float" office:value="217.93" calcext:value-type="float">
            <text:p>217,93</text:p>
          </table:table-cell>
          <table:table-cell table:style-name="ce19" office:value-type="float" office:value="309.37" calcext:value-type="float">
            <text:p>309,37</text:p>
          </table:table-cell>
          <table:table-cell table:style-name="ce19" office:value-type="float" office:value="421.72" calcext:value-type="float">
            <text:p>421,7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truncate</text:p>
          </table:table-cell>
          <table:table-cell table:style-name="ce19" office:value-type="float" office:value="29.34" calcext:value-type="float">
            <text:p>29,34</text:p>
          </table:table-cell>
          <table:table-cell table:style-name="ce19" office:value-type="float" office:value="119.51" calcext:value-type="float">
            <text:p>119,51</text:p>
          </table:table-cell>
          <table:table-cell table:style-name="ce19" office:value-type="float" office:value="28.96" calcext:value-type="float">
            <text:p>28,96</text:p>
          </table:table-cell>
          <table:table-cell table:style-name="ce19" office:value-type="float" office:value="135.49" calcext:value-type="float">
            <text:p>135,49</text:p>
          </table:table-cell>
          <table:table-cell table:style-name="ce19" office:value-type="float" office:value="307.39" calcext:value-type="float">
            <text:p>307,39</text:p>
          </table:table-cell>
          <table:table-cell table:style-name="ce19" office:value-type="float" office:value="367.85" calcext:value-type="float">
            <text:p>367,85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join</text:p>
          </table:table-cell>
          <table:table-cell table:style-name="ce19" office:value-type="float" office:value="41.72" calcext:value-type="float">
            <text:p>41,72</text:p>
          </table:table-cell>
          <table:table-cell table:style-name="ce19" office:value-type="float" office:value="168.76" calcext:value-type="float">
            <text:p>168,76</text:p>
          </table:table-cell>
          <table:table-cell table:style-name="ce19" office:value-type="float" office:value="33.1" calcext:value-type="float">
            <text:p>33,10</text:p>
          </table:table-cell>
          <table:table-cell table:style-name="ce19" office:value-type="float" office:value="184.69" calcext:value-type="float">
            <text:p>184,69</text:p>
          </table:table-cell>
          <table:table-cell table:style-name="ce19" office:value-type="float" office:value="304.51" calcext:value-type="float">
            <text:p>304,51</text:p>
          </table:table-cell>
          <table:table-cell table:style-name="ce19" office:value-type="float" office:value="457.9" calcext:value-type="float">
            <text:p>457,9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csplit</text:p>
          </table:table-cell>
          <table:table-cell table:style-name="ce19" office:value-type="float" office:value="45.86" calcext:value-type="float">
            <text:p>45,86</text:p>
          </table:table-cell>
          <table:table-cell table:style-name="ce19" office:value-type="float" office:value="185.19" calcext:value-type="float">
            <text:p>185,19</text:p>
          </table:table-cell>
          <table:table-cell table:style-name="ce19" office:value-type="float" office:value="41.32" calcext:value-type="float">
            <text:p>41,32</text:p>
          </table:table-cell>
          <table:table-cell table:style-name="ce19" office:value-type="float" office:value="213.38" calcext:value-type="float">
            <text:p>213,38</text:p>
          </table:table-cell>
          <table:table-cell table:style-name="ce19" office:value-type="float" office:value="303.86" calcext:value-type="float">
            <text:p>303,86</text:p>
          </table:table-cell>
          <table:table-cell table:style-name="ce19" office:value-type="float" office:value="416.42" calcext:value-type="float">
            <text:p>416,4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shred</text:p>
          </table:table-cell>
          <table:table-cell table:style-name="ce19" office:value-type="float" office:value="50.06" calcext:value-type="float">
            <text:p>50,06</text:p>
          </table:table-cell>
          <table:table-cell table:style-name="ce19" office:value-type="float" office:value="197.59" calcext:value-type="float">
            <text:p>197,59</text:p>
          </table:table-cell>
          <table:table-cell table:style-name="ce19" office:value-type="float" office:value="45.47" calcext:value-type="float">
            <text:p>45,47</text:p>
          </table:table-cell>
          <table:table-cell table:style-name="ce19" office:value-type="float" office:value="221.63" calcext:value-type="float">
            <text:p>221,63</text:p>
          </table:table-cell>
          <table:table-cell table:style-name="ce19" office:value-type="float" office:value="294.68" calcext:value-type="float">
            <text:p>294,68</text:p>
          </table:table-cell>
          <table:table-cell table:style-name="ce19" office:value-type="float" office:value="387.4" calcext:value-type="float">
            <text:p>387,4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19" office:value-type="float" office:value="33.55" calcext:value-type="float">
            <text:p>33,55</text:p>
          </table:table-cell>
          <table:table-cell table:style-name="ce19" office:value-type="float" office:value="131.92" calcext:value-type="float">
            <text:p>131,92</text:p>
          </table:table-cell>
          <table:table-cell table:style-name="ce19" office:value-type="float" office:value="29.03" calcext:value-type="float">
            <text:p>29,03</text:p>
          </table:table-cell>
          <table:table-cell table:style-name="ce19" office:value-type="float" office:value="147.85" calcext:value-type="float">
            <text:p>147,85</text:p>
          </table:table-cell>
          <table:table-cell table:style-name="ce19" office:value-type="float" office:value="293.18" calcext:value-type="float">
            <text:p>293,18</text:p>
          </table:table-cell>
          <table:table-cell table:style-name="ce19" office:value-type="float" office:value="409.26" calcext:value-type="float">
            <text:p>409,26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pwd</text:p>
          </table:table-cell>
          <table:table-cell table:style-name="ce19" office:value-type="float" office:value="25.29" calcext:value-type="float">
            <text:p>25,29</text:p>
          </table:table-cell>
          <table:table-cell table:style-name="ce19" office:value-type="float" office:value="99.11" calcext:value-type="float">
            <text:p>99,11</text:p>
          </table:table-cell>
          <table:table-cell table:style-name="ce19" office:value-type="float" office:value="20.79" calcext:value-type="float">
            <text:p>20,79</text:p>
          </table:table-cell>
          <table:table-cell table:style-name="ce19" office:value-type="float" office:value="106.86" calcext:value-type="float">
            <text:p>106,86</text:p>
          </table:table-cell>
          <table:table-cell table:style-name="ce19" office:value-type="float" office:value="291.93" calcext:value-type="float">
            <text:p>291,93</text:p>
          </table:table-cell>
          <table:table-cell table:style-name="ce19" office:value-type="float" office:value="413.93" calcext:value-type="float">
            <text:p>413,93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table:style-name="ce3" office:value-type="string" calcext:value-type="string">
            <text:p>uniq</text:p>
          </table:table-cell>
          <table:table-cell table:style-name="ce19" office:value-type="float" office:value="37.58" calcext:value-type="float">
            <text:p>37,58</text:p>
          </table:table-cell>
          <table:table-cell table:style-name="ce19" office:value-type="float" office:value="144.14" calcext:value-type="float">
            <text:p>144,14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151.9" calcext:value-type="float">
            <text:p>151,90</text:p>
          </table:table-cell>
          <table:table-cell table:style-name="ce19" office:value-type="float" office:value="283.61" calcext:value-type="float">
            <text:p>283,61</text:p>
          </table:table-cell>
          <table:table-cell table:style-name="ce19" office:value-type="float" office:value="424.1" calcext:value-type="float">
            <text:p>424,1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wc</text:p>
          </table:table-cell>
          <table:table-cell table:style-name="ce19" office:value-type="float" office:value="37.66" calcext:value-type="float">
            <text:p>37,66</text:p>
          </table:table-cell>
          <table:table-cell table:style-name="ce19" office:value-type="float" office:value="144.22" calcext:value-type="float">
            <text:p>144,22</text:p>
          </table:table-cell>
          <table:table-cell table:style-name="ce19" office:value-type="float" office:value="29.02" calcext:value-type="float">
            <text:p>29,02</text:p>
          </table:table-cell>
          <table:table-cell table:style-name="ce19" office:value-type="float" office:value="156.03" calcext:value-type="float">
            <text:p>156,03</text:p>
          </table:table-cell>
          <table:table-cell table:style-name="ce19" office:value-type="float" office:value="282.98" calcext:value-type="float">
            <text:p>282,98</text:p>
          </table:table-cell>
          <table:table-cell table:style-name="ce19" office:value-type="float" office:value="437.66" calcext:value-type="float">
            <text:p>437,66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9" office:value-type="float" office:value="33.51" calcext:value-type="float">
            <text:p>33,51</text:p>
          </table:table-cell>
          <table:table-cell table:style-name="ce19" office:value-type="float" office:value="127.78" calcext:value-type="float">
            <text:p>127,78</text:p>
          </table:table-cell>
          <table:table-cell table:style-name="ce19" office:value-type="float" office:value="29" calcext:value-type="float">
            <text:p>29,00</text:p>
          </table:table-cell>
          <table:table-cell table:style-name="ce19" office:value-type="float" office:value="131.43" calcext:value-type="float">
            <text:p>131,43</text:p>
          </table:table-cell>
          <table:table-cell table:style-name="ce19" office:value-type="float" office:value="281.31" calcext:value-type="float">
            <text:p>281,31</text:p>
          </table:table-cell>
          <table:table-cell table:style-name="ce19" office:value-type="float" office:value="353.21" calcext:value-type="float">
            <text:p>353,2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sort</text:p>
          </table:table-cell>
          <table:table-cell table:style-name="ce19" office:value-type="float" office:value="29.33" calcext:value-type="float">
            <text:p>29,33</text:p>
          </table:table-cell>
          <table:table-cell table:style-name="ce19" office:value-type="float" office:value="111.32" calcext:value-type="float">
            <text:p>111,32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119.1" calcext:value-type="float">
            <text:p>119,10</text:p>
          </table:table-cell>
          <table:table-cell table:style-name="ce19" office:value-type="float" office:value="279.57" calcext:value-type="float">
            <text:p>279,57</text:p>
          </table:table-cell>
          <table:table-cell table:style-name="ce19" office:value-type="float" office:value="473.72" calcext:value-type="float">
            <text:p>473,7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comm</text:p>
          </table:table-cell>
          <table:table-cell table:style-name="ce19" office:value-type="float" office:value="29.34" calcext:value-type="float">
            <text:p>29,34</text:p>
          </table:table-cell>
          <table:table-cell table:style-name="ce19" office:value-type="float" office:value="111.33" calcext:value-type="float">
            <text:p>111,33</text:p>
          </table:table-cell>
          <table:table-cell table:style-name="ce19" office:value-type="float" office:value="24.87" calcext:value-type="float">
            <text:p>24,87</text:p>
          </table:table-cell>
          <table:table-cell table:style-name="ce19" office:value-type="float" office:value="119.11" calcext:value-type="float">
            <text:p>119,11</text:p>
          </table:table-cell>
          <table:table-cell table:style-name="ce19" office:value-type="float" office:value="279.39" calcext:value-type="float">
            <text:p>279,39</text:p>
          </table:table-cell>
          <table:table-cell table:style-name="ce19" office:value-type="float" office:value="378.9" calcext:value-type="float">
            <text:p>378,9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pinky</text:p>
          </table:table-cell>
          <table:table-cell table:style-name="ce19" office:value-type="float" office:value="29.47" calcext:value-type="float">
            <text:p>29,47</text:p>
          </table:table-cell>
          <table:table-cell table:style-name="ce19" office:value-type="float" office:value="111.46" calcext:value-type="float">
            <text:p>111,46</text:p>
          </table:table-cell>
          <table:table-cell table:style-name="ce19" office:value-type="float" office:value="24.93" calcext:value-type="float">
            <text:p>24,93</text:p>
          </table:table-cell>
          <table:table-cell table:style-name="ce19" office:value-type="float" office:value="119.17" calcext:value-type="float">
            <text:p>119,17</text:p>
          </table:table-cell>
          <table:table-cell table:style-name="ce19" office:value-type="float" office:value="278.18" calcext:value-type="float">
            <text:p>278,18</text:p>
          </table:table-cell>
          <table:table-cell table:style-name="ce19" office:value-type="float" office:value="378.05" calcext:value-type="float">
            <text:p>378,0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groups</text:p>
          </table:table-cell>
          <table:table-cell table:style-name="ce19" office:value-type="float" office:value="25.26" calcext:value-type="float">
            <text:p>25,26</text:p>
          </table:table-cell>
          <table:table-cell table:style-name="ce19" office:value-type="float" office:value="94.96" calcext:value-type="float">
            <text:p>94,96</text:p>
          </table:table-cell>
          <table:table-cell table:style-name="ce19" office:value-type="float" office:value="20.78" calcext:value-type="float">
            <text:p>20,78</text:p>
          </table:table-cell>
          <table:table-cell table:style-name="ce19" office:value-type="float" office:value="98.63" calcext:value-type="float">
            <text:p>98,63</text:p>
          </table:table-cell>
          <table:table-cell table:style-name="ce19" office:value-type="float" office:value="275.87" calcext:value-type="float">
            <text:p>275,87</text:p>
          </table:table-cell>
          <table:table-cell table:style-name="ce19" office:value-type="float" office:value="374.74" calcext:value-type="float">
            <text:p>374,7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um</text:p>
          </table:table-cell>
          <table:table-cell table:style-name="ce19" office:value-type="float" office:value="33.49" calcext:value-type="float">
            <text:p>33,49</text:p>
          </table:table-cell>
          <table:table-cell table:style-name="ce19" office:value-type="float" office:value="123.66" calcext:value-type="float">
            <text:p>123,66</text:p>
          </table:table-cell>
          <table:table-cell table:style-name="ce19" office:value-type="float" office:value="28.99" calcext:value-type="float">
            <text:p>28,99</text:p>
          </table:table-cell>
          <table:table-cell table:style-name="ce19" office:value-type="float" office:value="135.52" calcext:value-type="float">
            <text:p>135,52</text:p>
          </table:table-cell>
          <table:table-cell table:style-name="ce19" office:value-type="float" office:value="269.28" calcext:value-type="float">
            <text:p>269,28</text:p>
          </table:table-cell>
          <table:table-cell table:style-name="ce19" office:value-type="float" office:value="367.49" calcext:value-type="float">
            <text:p>367,49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19" office:value-type="float" office:value="45.75" calcext:value-type="float">
            <text:p>45,75</text:p>
          </table:table-cell>
          <table:table-cell table:style-name="ce19" office:value-type="float" office:value="168.7" calcext:value-type="float">
            <text:p>168,70</text:p>
          </table:table-cell>
          <table:table-cell table:style-name="ce19" office:value-type="float" office:value="41.26" calcext:value-type="float">
            <text:p>41,26</text:p>
          </table:table-cell>
          <table:table-cell table:style-name="ce19" office:value-type="float" office:value="184.66" calcext:value-type="float">
            <text:p>184,66</text:p>
          </table:table-cell>
          <table:table-cell table:style-name="ce19" office:value-type="float" office:value="268.72" calcext:value-type="float">
            <text:p>268,72</text:p>
          </table:table-cell>
          <table:table-cell table:style-name="ce19" office:value-type="float" office:value="347.5" calcext:value-type="float">
            <text:p>347,5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unexpand</text:p>
          </table:table-cell>
          <table:table-cell table:style-name="ce19" office:value-type="float" office:value="29.37" calcext:value-type="float">
            <text:p>29,37</text:p>
          </table:table-cell>
          <table:table-cell table:style-name="ce19" office:value-type="float" office:value="107.26" calcext:value-type="float">
            <text:p>107,26</text:p>
          </table:table-cell>
          <table:table-cell table:style-name="ce19" office:value-type="float" office:value="24.88" calcext:value-type="float">
            <text:p>24,88</text:p>
          </table:table-cell>
          <table:table-cell table:style-name="ce19" office:value-type="float" office:value="115.02" calcext:value-type="float">
            <text:p>115,02</text:p>
          </table:table-cell>
          <table:table-cell table:style-name="ce19" office:value-type="float" office:value="265.21" calcext:value-type="float">
            <text:p>265,21</text:p>
          </table:table-cell>
          <table:table-cell table:style-name="ce19" office:value-type="float" office:value="362.32" calcext:value-type="float">
            <text:p>362,3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ac</text:p>
          </table:table-cell>
          <table:table-cell table:style-name="ce19" office:value-type="float" office:value="29.41" calcext:value-type="float">
            <text:p>29,41</text:p>
          </table:table-cell>
          <table:table-cell table:style-name="ce19" office:value-type="float" office:value="107.3" calcext:value-type="float">
            <text:p>107,30</text:p>
          </table:table-cell>
          <table:table-cell table:style-name="ce19" office:value-type="float" office:value="24.9" calcext:value-type="float">
            <text:p>24,90</text:p>
          </table:table-cell>
          <table:table-cell table:style-name="ce19" office:value-type="float" office:value="115.05" calcext:value-type="float">
            <text:p>115,05</text:p>
          </table:table-cell>
          <table:table-cell table:style-name="ce19" office:value-type="float" office:value="264.88" calcext:value-type="float">
            <text:p>264,88</text:p>
          </table:table-cell>
          <table:table-cell table:style-name="ce19" office:value-type="float" office:value="362.11" calcext:value-type="float">
            <text:p>362,1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head</text:p>
          </table:table-cell>
          <table:table-cell table:style-name="ce19" office:value-type="float" office:value="37.55" calcext:value-type="float">
            <text:p>37,55</text:p>
          </table:table-cell>
          <table:table-cell table:style-name="ce19" office:value-type="float" office:value="135.92" calcext:value-type="float">
            <text:p>135,92</text:p>
          </table:table-cell>
          <table:table-cell table:style-name="ce19" office:value-type="float" office:value="33.06" calcext:value-type="float">
            <text:p>33,06</text:p>
          </table:table-cell>
          <table:table-cell table:style-name="ce19" office:value-type="float" office:value="155.98" calcext:value-type="float">
            <text:p>155,98</text:p>
          </table:table-cell>
          <table:table-cell table:style-name="ce19" office:value-type="float" office:value="261.95" calcext:value-type="float">
            <text:p>261,95</text:p>
          </table:table-cell>
          <table:table-cell table:style-name="ce19" office:value-type="float" office:value="371.74" calcext:value-type="float">
            <text:p>371,7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ha1sum</text:p>
          </table:table-cell>
          <table:table-cell table:style-name="ce19" office:value-type="float" office:value="37.57" calcext:value-type="float">
            <text:p>37,57</text:p>
          </table:table-cell>
          <table:table-cell table:style-name="ce19" office:value-type="float" office:value="135.94" calcext:value-type="float">
            <text:p>135,94</text:p>
          </table:table-cell>
          <table:table-cell table:style-name="ce19" office:value-type="float" office:value="33.08" calcext:value-type="float">
            <text:p>33,08</text:p>
          </table:table-cell>
          <table:table-cell table:style-name="ce19" office:value-type="float" office:value="147.8" calcext:value-type="float">
            <text:p>147,80</text:p>
          </table:table-cell>
          <table:table-cell table:style-name="ce19" office:value-type="float" office:value="261.84" calcext:value-type="float">
            <text:p>261,84</text:p>
          </table:table-cell>
          <table:table-cell table:style-name="ce19" office:value-type="float" office:value="346.8" calcext:value-type="float">
            <text:p>346,8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echo</text:p>
          </table:table-cell>
          <table:table-cell table:style-name="ce19" office:value-type="float" office:value="25.19" calcext:value-type="float">
            <text:p>25,19</text:p>
          </table:table-cell>
          <table:table-cell table:style-name="ce19" office:value-type="float" office:value="90.79" calcext:value-type="float">
            <text:p>90,79</text:p>
          </table:table-cell>
          <table:table-cell table:style-name="ce19" office:value-type="float" office:value="20.74" calcext:value-type="float">
            <text:p>20,74</text:p>
          </table:table-cell>
          <table:table-cell table:style-name="ce19" office:value-type="float" office:value="94.5" calcext:value-type="float">
            <text:p>94,50</text:p>
          </table:table-cell>
          <table:table-cell table:style-name="ce19" office:value-type="float" office:value="260.4" calcext:value-type="float">
            <text:p>260,40</text:p>
          </table:table-cell>
          <table:table-cell table:style-name="ce19" office:value-type="float" office:value="355.57" calcext:value-type="float">
            <text:p>355,57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mkfifo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90.82" calcext:value-type="float">
            <text:p>90,82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94.52" calcext:value-type="float">
            <text:p>94,52</text:p>
          </table:table-cell>
          <table:table-cell table:style-name="ce19" office:value-type="float" office:value="260.07" calcext:value-type="float">
            <text:p>260,07</text:p>
          </table:table-cell>
          <table:table-cell table:style-name="ce19" office:value-type="float" office:value="355.3" calcext:value-type="float">
            <text:p>355,3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base32</text:p>
          </table:table-cell>
          <table:table-cell table:style-name="ce19" office:value-type="float" office:value="33.46" calcext:value-type="float">
            <text:p>33,46</text:p>
          </table:table-cell>
          <table:table-cell table:style-name="ce19" office:value-type="float" office:value="119.54" calcext:value-type="float">
            <text:p>119,54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135.5" calcext:value-type="float">
            <text:p>135,50</text:p>
          </table:table-cell>
          <table:table-cell table:style-name="ce19" office:value-type="float" office:value="257.23" calcext:value-type="float">
            <text:p>257,23</text:p>
          </table:table-cell>
          <table:table-cell table:style-name="ce19" office:value-type="float" office:value="367.64" calcext:value-type="float">
            <text:p>367,6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base64</text:p>
          </table:table-cell>
          <table:table-cell table:style-name="ce19" office:value-type="float" office:value="33.46" calcext:value-type="float">
            <text:p>33,46</text:p>
          </table:table-cell>
          <table:table-cell table:style-name="ce19" office:value-type="float" office:value="119.54" calcext:value-type="float">
            <text:p>119,54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131.41" calcext:value-type="float">
            <text:p>131,41</text:p>
          </table:table-cell>
          <table:table-cell table:style-name="ce19" office:value-type="float" office:value="257.23" calcext:value-type="float">
            <text:p>257,23</text:p>
          </table:table-cell>
          <table:table-cell table:style-name="ce19" office:value-type="float" office:value="353.51" calcext:value-type="float">
            <text:p>353,5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mktemp</text:p>
          </table:table-cell>
          <table:table-cell table:style-name="ce19" office:value-type="float" office:value="33.53" calcext:value-type="float">
            <text:p>33,53</text:p>
          </table:table-cell>
          <table:table-cell table:style-name="ce19" office:value-type="float" office:value="119.62" calcext:value-type="float">
            <text:p>119,62</text:p>
          </table:table-cell>
          <table:table-cell table:style-name="ce19" office:value-type="float" office:value="29.01" calcext:value-type="float">
            <text:p>29,01</text:p>
          </table:table-cell>
          <table:table-cell table:style-name="ce19" office:value-type="float" office:value="127.34" calcext:value-type="float">
            <text:p>127,34</text:p>
          </table:table-cell>
          <table:table-cell table:style-name="ce19" office:value-type="float" office:value="256.76" calcext:value-type="float">
            <text:p>256,76</text:p>
          </table:table-cell>
          <table:table-cell table:style-name="ce19" office:value-type="float" office:value="339" calcext:value-type="float">
            <text:p>339,0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chroot</text:p>
          </table:table-cell>
          <table:table-cell table:style-name="ce19" office:value-type="float" office:value="33.54" calcext:value-type="float">
            <text:p>33,54</text:p>
          </table:table-cell>
          <table:table-cell table:style-name="ce19" office:value-type="float" office:value="119.62" calcext:value-type="float">
            <text:p>119,62</text:p>
          </table:table-cell>
          <table:table-cell table:style-name="ce19" office:value-type="float" office:value="24.91" calcext:value-type="float">
            <text:p>24,91</text:p>
          </table:table-cell>
          <table:table-cell table:style-name="ce19" office:value-type="float" office:value="123.25" calcext:value-type="float">
            <text:p>123,25</text:p>
          </table:table-cell>
          <table:table-cell table:style-name="ce19" office:value-type="float" office:value="256.68" calcext:value-type="float">
            <text:p>256,68</text:p>
          </table:table-cell>
          <table:table-cell table:style-name="ce19" office:value-type="float" office:value="394.73" calcext:value-type="float">
            <text:p>394,73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paste</text:p>
          </table:table-cell>
          <table:table-cell table:style-name="ce19" office:value-type="float" office:value="29.33" calcext:value-type="float">
            <text:p>29,33</text:p>
          </table:table-cell>
          <table:table-cell table:style-name="ce19" office:value-type="float" office:value="103.12" calcext:value-type="float">
            <text:p>103,12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110.9" calcext:value-type="float">
            <text:p>110,90</text:p>
          </table:table-cell>
          <table:table-cell table:style-name="ce19" office:value-type="float" office:value="251.61" calcext:value-type="float">
            <text:p>251,61</text:p>
          </table:table-cell>
          <table:table-cell table:style-name="ce19" office:value-type="float" office:value="434.22" calcext:value-type="float">
            <text:p>434,2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nice</text:p>
          </table:table-cell>
          <table:table-cell table:style-name="ce19" office:value-type="float" office:value="29.34" calcext:value-type="float">
            <text:p>29,34</text:p>
          </table:table-cell>
          <table:table-cell table:style-name="ce19" office:value-type="float" office:value="103.13" calcext:value-type="float">
            <text:p>103,13</text:p>
          </table:table-cell>
          <table:table-cell table:style-name="ce19" office:value-type="float" office:value="20.77" calcext:value-type="float">
            <text:p>20,77</text:p>
          </table:table-cell>
          <table:table-cell table:style-name="ce19" office:value-type="float" office:value="106.82" calcext:value-type="float">
            <text:p>106,82</text:p>
          </table:table-cell>
          <table:table-cell table:style-name="ce19" office:value-type="float" office:value="251.54" calcext:value-type="float">
            <text:p>251,54</text:p>
          </table:table-cell>
          <table:table-cell table:style-name="ce19" office:value-type="float" office:value="414.33" calcext:value-type="float">
            <text:p>414,33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mknod</text:p>
          </table:table-cell>
          <table:table-cell table:style-name="ce19" office:value-type="float" office:value="29.35" calcext:value-type="float">
            <text:p>29,35</text:p>
          </table:table-cell>
          <table:table-cell table:style-name="ce19" office:value-type="float" office:value="103.14" calcext:value-type="float">
            <text:p>103,14</text:p>
          </table:table-cell>
          <table:table-cell table:style-name="ce19" office:value-type="float" office:value="28.97" calcext:value-type="float">
            <text:p>28,97</text:p>
          </table:table-cell>
          <table:table-cell table:style-name="ce19" office:value-type="float" office:value="115.02" calcext:value-type="float">
            <text:p>115,02</text:p>
          </table:table-cell>
          <table:table-cell table:style-name="ce19" office:value-type="float" office:value="251.4" calcext:value-type="float">
            <text:p>251,40</text:p>
          </table:table-cell>
          <table:table-cell table:style-name="ce19" office:value-type="float" office:value="297.05" calcext:value-type="float">
            <text:p>297,0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expand</text:p>
          </table:table-cell>
          <table:table-cell table:style-name="ce19" office:value-type="float" office:value="29.37" calcext:value-type="float">
            <text:p>29,37</text:p>
          </table:table-cell>
          <table:table-cell table:style-name="ce19" office:value-type="float" office:value="103.16" calcext:value-type="float">
            <text:p>103,16</text:p>
          </table:table-cell>
          <table:table-cell table:style-name="ce19" office:value-type="float" office:value="24.87" calcext:value-type="float">
            <text:p>24,87</text:p>
          </table:table-cell>
          <table:table-cell table:style-name="ce19" office:value-type="float" office:value="110.92" calcext:value-type="float">
            <text:p>110,92</text:p>
          </table:table-cell>
          <table:table-cell table:style-name="ce19" office:value-type="float" office:value="251.27" calcext:value-type="float">
            <text:p>251,27</text:p>
          </table:table-cell>
          <table:table-cell table:style-name="ce19" office:value-type="float" office:value="345.96" calcext:value-type="float">
            <text:p>345,96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19" office:value-type="float" office:value="29.39" calcext:value-type="float">
            <text:p>29,39</text:p>
          </table:table-cell>
          <table:table-cell table:style-name="ce19" office:value-type="float" office:value="103.18" calcext:value-type="float">
            <text:p>103,18</text:p>
          </table:table-cell>
          <table:table-cell table:style-name="ce19" office:value-type="float" office:value="20.81" calcext:value-type="float">
            <text:p>20,81</text:p>
          </table:table-cell>
          <table:table-cell table:style-name="ce19" office:value-type="float" office:value="110.95" calcext:value-type="float">
            <text:p>110,95</text:p>
          </table:table-cell>
          <table:table-cell table:style-name="ce19" office:value-type="float" office:value="251.06" calcext:value-type="float">
            <text:p>251,06</text:p>
          </table:table-cell>
          <table:table-cell table:style-name="ce19" office:value-type="float" office:value="433.22" calcext:value-type="float">
            <text:p>433,2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md5sum</text:p>
          </table:table-cell>
          <table:table-cell table:style-name="ce19" office:value-type="float" office:value="37.57" calcext:value-type="float">
            <text:p>37,57</text:p>
          </table:table-cell>
          <table:table-cell table:style-name="ce19" office:value-type="float" office:value="131.84" calcext:value-type="float">
            <text:p>131,84</text:p>
          </table:table-cell>
          <table:table-cell table:style-name="ce19" office:value-type="float" office:value="28.98" calcext:value-type="float">
            <text:p>28,98</text:p>
          </table:table-cell>
          <table:table-cell table:style-name="ce19" office:value-type="float" office:value="147.8" calcext:value-type="float">
            <text:p>147,80</text:p>
          </table:table-cell>
          <table:table-cell table:style-name="ce19" office:value-type="float" office:value="250.94" calcext:value-type="float">
            <text:p>250,94</text:p>
          </table:table-cell>
          <table:table-cell table:style-name="ce19" office:value-type="float" office:value="409.94" calcext:value-type="float">
            <text:p>409,9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b2sum</text:p>
          </table:table-cell>
          <table:table-cell table:style-name="ce19" office:value-type="float" office:value="49.91" calcext:value-type="float">
            <text:p>49,91</text:p>
          </table:table-cell>
          <table:table-cell table:style-name="ce19" office:value-type="float" office:value="172.86" calcext:value-type="float">
            <text:p>172,86</text:p>
          </table:table-cell>
          <table:table-cell table:style-name="ce19" office:value-type="float" office:value="61.78" calcext:value-type="float">
            <text:p>61,78</text:p>
          </table:table-cell>
          <table:table-cell table:style-name="ce19" office:value-type="float" office:value="213.36" calcext:value-type="float">
            <text:p>213,36</text:p>
          </table:table-cell>
          <table:table-cell table:style-name="ce19" office:value-type="float" office:value="246.32" calcext:value-type="float">
            <text:p>246,32</text:p>
          </table:table-cell>
          <table:table-cell table:style-name="ce19" office:value-type="float" office:value="245.38" calcext:value-type="float">
            <text:p>245,38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uname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86.72" calcext:value-type="float">
            <text:p>86,72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90.42" calcext:value-type="float">
            <text:p>90,42</text:p>
          </table:table-cell>
          <table:table-cell table:style-name="ce19" office:value-type="float" office:value="243.91" calcext:value-type="float">
            <text:p>243,91</text:p>
          </table:table-cell>
          <table:table-cell table:style-name="ce19" office:value-type="float" office:value="335.57" calcext:value-type="float">
            <text:p>335,57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nohup</text:p>
          </table:table-cell>
          <table:table-cell table:style-name="ce19" office:value-type="float" office:value="25.25" calcext:value-type="float">
            <text:p>25,25</text:p>
          </table:table-cell>
          <table:table-cell table:style-name="ce19" office:value-type="float" office:value="86.75" calcext:value-type="float">
            <text:p>86,75</text:p>
          </table:table-cell>
          <table:table-cell table:style-name="ce19" office:value-type="float" office:value="20.77" calcext:value-type="float">
            <text:p>20,77</text:p>
          </table:table-cell>
          <table:table-cell table:style-name="ce19" office:value-type="float" office:value="90.43" calcext:value-type="float">
            <text:p>90,43</text:p>
          </table:table-cell>
          <table:table-cell table:style-name="ce19" office:value-type="float" office:value="243.6" calcext:value-type="float">
            <text:p>243,60</text:p>
          </table:table-cell>
          <table:table-cell table:style-name="ce19" office:value-type="float" office:value="335.44" calcext:value-type="float">
            <text:p>335,4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fold</text:p>
          </table:table-cell>
          <table:table-cell table:style-name="ce19" office:value-type="float" office:value="29.35" calcext:value-type="float">
            <text:p>29,35</text:p>
          </table:table-cell>
          <table:table-cell table:style-name="ce19" office:value-type="float" office:value="99.05" calcext:value-type="float">
            <text:p>99,05</text:p>
          </table:table-cell>
          <table:table-cell table:style-name="ce19" office:value-type="float" office:value="24.87" calcext:value-type="float">
            <text:p>24,87</text:p>
          </table:table-cell>
          <table:table-cell table:style-name="ce19" office:value-type="float" office:value="106.82" calcext:value-type="float">
            <text:p>106,82</text:p>
          </table:table-cell>
          <table:table-cell table:style-name="ce19" office:value-type="float" office:value="237.45" calcext:value-type="float">
            <text:p>237,45</text:p>
          </table:table-cell>
          <table:table-cell table:style-name="ce19" office:value-type="float" office:value="329.5" calcext:value-type="float">
            <text:p>329,5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rue</text:p>
          </table:table-cell>
          <table:table-cell table:style-name="ce19" office:value-type="float" office:value="21.09" calcext:value-type="float">
            <text:p>21,09</text:p>
          </table:table-cell>
          <table:table-cell table:style-name="ce19" office:value-type="float" office:value="70.3" calcext:value-type="float">
            <text:p>70,30</text:p>
          </table:table-cell>
          <table:table-cell table:style-name="ce19" office:value-type="float" office:value="16.64" calcext:value-type="float">
            <text:p>16,64</text:p>
          </table:table-cell>
          <table:table-cell table:style-name="ce19" office:value-type="float" office:value="74.02" calcext:value-type="float">
            <text:p>74,02</text:p>
          </table:table-cell>
          <table:table-cell table:style-name="ce19" office:value-type="float" office:value="233.38" calcext:value-type="float">
            <text:p>233,38</text:p>
          </table:table-cell>
          <table:table-cell table:style-name="ce19" office:value-type="float" office:value="344.81" calcext:value-type="float">
            <text:p>344,8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false</text:p>
          </table:table-cell>
          <table:table-cell table:style-name="ce19" office:value-type="float" office:value="21.09" calcext:value-type="float">
            <text:p>21,09</text:p>
          </table:table-cell>
          <table:table-cell table:style-name="ce19" office:value-type="float" office:value="70.3" calcext:value-type="float">
            <text:p>70,30</text:p>
          </table:table-cell>
          <table:table-cell table:style-name="ce19" office:value-type="float" office:value="16.64" calcext:value-type="float">
            <text:p>16,64</text:p>
          </table:table-cell>
          <table:table-cell table:style-name="ce19" office:value-type="float" office:value="74.02" calcext:value-type="float">
            <text:p>74,02</text:p>
          </table:table-cell>
          <table:table-cell table:style-name="ce19" office:value-type="float" office:value="233.38" calcext:value-type="float">
            <text:p>233,38</text:p>
          </table:table-cell>
          <table:table-cell table:style-name="ce19" office:value-type="float" office:value="344.81" calcext:value-type="float">
            <text:p>344,8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basename</text:p>
          </table:table-cell>
          <table:table-cell table:style-name="ce19" office:value-type="float" office:value="25.21" calcext:value-type="float">
            <text:p>25,21</text:p>
          </table:table-cell>
          <table:table-cell table:style-name="ce19" office:value-type="float" office:value="82.62" calcext:value-type="float">
            <text:p>82,62</text:p>
          </table:table-cell>
          <table:table-cell table:style-name="ce19" office:value-type="float" office:value="20.75" calcext:value-type="float">
            <text:p>20,75</text:p>
          </table:table-cell>
          <table:table-cell table:style-name="ce19" office:value-type="float" office:value="86.32" calcext:value-type="float">
            <text:p>86,32</text:p>
          </table:table-cell>
          <table:table-cell table:style-name="ce19" office:value-type="float" office:value="227.74" calcext:value-type="float">
            <text:p>227,74</text:p>
          </table:table-cell>
          <table:table-cell table:style-name="ce19" office:value-type="float" office:value="315.96" calcext:value-type="float">
            <text:p>315,96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leep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82.62" calcext:value-type="float">
            <text:p>82,62</text:p>
          </table:table-cell>
          <table:table-cell table:style-name="ce19" office:value-type="float" office:value="20.75" calcext:value-type="float">
            <text:p>20,75</text:p>
          </table:table-cell>
          <table:table-cell table:style-name="ce19" office:value-type="float" office:value="82.22" calcext:value-type="float">
            <text:p>82,22</text:p>
          </table:table-cell>
          <table:table-cell table:style-name="ce19" office:value-type="float" office:value="227.66" calcext:value-type="float">
            <text:p>227,66</text:p>
          </table:table-cell>
          <table:table-cell table:style-name="ce19" office:value-type="float" office:value="296.22" calcext:value-type="float">
            <text:p>296,2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cksum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82.63" calcext:value-type="float">
            <text:p>82,63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86.33" calcext:value-type="float">
            <text:p>86,33</text:p>
          </table:table-cell>
          <table:table-cell table:style-name="ce19" office:value-type="float" office:value="227.59" calcext:value-type="float">
            <text:p>227,59</text:p>
          </table:table-cell>
          <table:table-cell table:style-name="ce19" office:value-type="float" office:value="315.84" calcext:value-type="float">
            <text:p>315,8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pathchk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82.63" calcext:value-type="float">
            <text:p>82,63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90.42" calcext:value-type="float">
            <text:p>90,42</text:p>
          </table:table-cell>
          <table:table-cell table:style-name="ce19" office:value-type="float" office:value="227.59" calcext:value-type="float">
            <text:p>227,59</text:p>
          </table:table-cell>
          <table:table-cell table:style-name="ce19" office:value-type="float" office:value="335.57" calcext:value-type="float">
            <text:p>335,57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19" office:value-type="float" office:value="25.23" calcext:value-type="float">
            <text:p>25,23</text:p>
          </table:table-cell>
          <table:table-cell table:style-name="ce19" office:value-type="float" office:value="82.64" calcext:value-type="float">
            <text:p>82,64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86.33" calcext:value-type="float">
            <text:p>86,33</text:p>
          </table:table-cell>
          <table:table-cell table:style-name="ce19" office:value-type="float" office:value="227.52" calcext:value-type="float">
            <text:p>227,52</text:p>
          </table:table-cell>
          <table:table-cell table:style-name="ce19" office:value-type="float" office:value="315.84" calcext:value-type="float">
            <text:p>315,8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users</text:p>
          </table:table-cell>
          <table:table-cell table:style-name="ce19" office:value-type="float" office:value="25.26" calcext:value-type="float">
            <text:p>25,26</text:p>
          </table:table-cell>
          <table:table-cell table:style-name="ce19" office:value-type="float" office:value="82.66" calcext:value-type="float">
            <text:p>82,66</text:p>
          </table:table-cell>
          <table:table-cell table:style-name="ce19" office:value-type="float" office:value="20.78" calcext:value-type="float">
            <text:p>20,78</text:p>
          </table:table-cell>
          <table:table-cell table:style-name="ce19" office:value-type="float" office:value="86.34" calcext:value-type="float">
            <text:p>86,34</text:p>
          </table:table-cell>
          <table:table-cell table:style-name="ce19" office:value-type="float" office:value="227.3" calcext:value-type="float">
            <text:p>227,30</text:p>
          </table:table-cell>
          <table:table-cell table:style-name="ce19" office:value-type="float" office:value="315.59" calcext:value-type="float">
            <text:p>315,59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ee</text:p>
          </table:table-cell>
          <table:table-cell table:style-name="ce19" office:value-type="float" office:value="29.37" calcext:value-type="float">
            <text:p>29,37</text:p>
          </table:table-cell>
          <table:table-cell table:style-name="ce19" office:value-type="float" office:value="94.97" calcext:value-type="float">
            <text:p>94,97</text:p>
          </table:table-cell>
          <table:table-cell table:style-name="ce19" office:value-type="float" office:value="20.78" calcext:value-type="float">
            <text:p>20,78</text:p>
          </table:table-cell>
          <table:table-cell table:style-name="ce19" office:value-type="float" office:value="98.64" calcext:value-type="float">
            <text:p>98,64</text:p>
          </table:table-cell>
          <table:table-cell table:style-name="ce19" office:value-type="float" office:value="223.37" calcext:value-type="float">
            <text:p>223,37</text:p>
          </table:table-cell>
          <table:table-cell table:style-name="ce19" office:value-type="float" office:value="374.6" calcext:value-type="float">
            <text:p>374,6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dircolors</text:p>
          </table:table-cell>
          <table:table-cell table:style-name="ce19" office:value-type="float" office:value="37.54" calcext:value-type="float">
            <text:p>37,54</text:p>
          </table:table-cell>
          <table:table-cell table:style-name="ce19" office:value-type="float" office:value="119.54" calcext:value-type="float">
            <text:p>119,54</text:p>
          </table:table-cell>
          <table:table-cell table:style-name="ce19" office:value-type="float" office:value="28.96" calcext:value-type="float">
            <text:p>28,96</text:p>
          </table:table-cell>
          <table:table-cell table:style-name="ce19" office:value-type="float" office:value="127.31" calcext:value-type="float">
            <text:p>127,31</text:p>
          </table:table-cell>
          <table:table-cell table:style-name="ce19" office:value-type="float" office:value="218.39" calcext:value-type="float">
            <text:p>218,39</text:p>
          </table:table-cell>
          <table:table-cell table:style-name="ce19" office:value-type="float" office:value="339.54" calcext:value-type="float">
            <text:p>339,5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uptime</text:p>
          </table:table-cell>
          <table:table-cell table:style-name="ce19" office:value-type="float" office:value="37.69" calcext:value-type="float">
            <text:p>37,69</text:p>
          </table:table-cell>
          <table:table-cell table:style-name="ce19" office:value-type="float" office:value="119.68" calcext:value-type="float">
            <text:p>119,68</text:p>
          </table:table-cell>
          <table:table-cell table:style-name="ce19" office:value-type="float" office:value="29.04" calcext:value-type="float">
            <text:p>29,04</text:p>
          </table:table-cell>
          <table:table-cell table:style-name="ce19" office:value-type="float" office:value="123.28" calcext:value-type="float">
            <text:p>123,28</text:p>
          </table:table-cell>
          <table:table-cell table:style-name="ce19" office:value-type="float" office:value="217.55" calcext:value-type="float">
            <text:p>217,55</text:p>
          </table:table-cell>
          <table:table-cell table:style-name="ce19" office:value-type="float" office:value="324.52" calcext:value-type="float">
            <text:p>324,5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ha256sum</text:p>
          </table:table-cell>
          <table:table-cell table:style-name="ce19" office:value-type="float" office:value="45.76" calcext:value-type="float">
            <text:p>45,76</text:p>
          </table:table-cell>
          <table:table-cell table:style-name="ce19" office:value-type="float" office:value="144.13" calcext:value-type="float">
            <text:p>144,13</text:p>
          </table:table-cell>
          <table:table-cell table:style-name="ce19" office:value-type="float" office:value="37.18" calcext:value-type="float">
            <text:p>37,18</text:p>
          </table:table-cell>
          <table:table-cell table:style-name="ce19" office:value-type="float" office:value="160.09" calcext:value-type="float">
            <text:p>160,09</text:p>
          </table:table-cell>
          <table:table-cell table:style-name="ce19" office:value-type="float" office:value="214.97" calcext:value-type="float">
            <text:p>214,97</text:p>
          </table:table-cell>
          <table:table-cell table:style-name="ce19" office:value-type="float" office:value="330.62" calcext:value-type="float">
            <text:p>330,6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ha224sum</text:p>
          </table:table-cell>
          <table:table-cell table:style-name="ce19" office:value-type="float" office:value="45.76" calcext:value-type="float">
            <text:p>45,76</text:p>
          </table:table-cell>
          <table:table-cell table:style-name="ce19" office:value-type="float" office:value="144.13" calcext:value-type="float">
            <text:p>144,13</text:p>
          </table:table-cell>
          <table:table-cell table:style-name="ce19" office:value-type="float" office:value="37.18" calcext:value-type="float">
            <text:p>37,18</text:p>
          </table:table-cell>
          <table:table-cell table:style-name="ce19" office:value-type="float" office:value="160.09" calcext:value-type="float">
            <text:p>160,09</text:p>
          </table:table-cell>
          <table:table-cell table:style-name="ce19" office:value-type="float" office:value="214.97" calcext:value-type="float">
            <text:p>214,97</text:p>
          </table:table-cell>
          <table:table-cell table:style-name="ce19" office:value-type="float" office:value="330.62" calcext:value-type="float">
            <text:p>330,6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runcon</text:p>
          </table:table-cell>
          <table:table-cell table:style-name="ce19" office:value-type="float" office:value="25.19" calcext:value-type="float">
            <text:p>25,19</text:p>
          </table:table-cell>
          <table:table-cell table:style-name="ce19" office:value-type="float" office:value="78.5" calcext:value-type="float">
            <text:p>78,50</text:p>
          </table:table-cell>
          <table:table-cell table:style-name="ce19" office:value-type="float" office:value="20.74" calcext:value-type="float">
            <text:p>20,74</text:p>
          </table:table-cell>
          <table:table-cell table:style-name="ce19" office:value-type="float" office:value="82.22" calcext:value-type="float">
            <text:p>82,22</text:p>
          </table:table-cell>
          <table:table-cell table:style-name="ce19" office:value-type="float" office:value="211.62" calcext:value-type="float">
            <text:p>211,62</text:p>
          </table:table-cell>
          <table:table-cell table:style-name="ce19" office:value-type="float" office:value="296.34" calcext:value-type="float">
            <text:p>296,3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printenv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78.51" calcext:value-type="float">
            <text:p>78,51</text:p>
          </table:table-cell>
          <table:table-cell table:style-name="ce19" office:value-type="float" office:value="16.65" calcext:value-type="float">
            <text:p>16,65</text:p>
          </table:table-cell>
          <table:table-cell table:style-name="ce19" office:value-type="float" office:value="78.12" calcext:value-type="float">
            <text:p>78,12</text:p>
          </table:table-cell>
          <table:table-cell table:style-name="ce19" office:value-type="float" office:value="211.56" calcext:value-type="float">
            <text:p>211,56</text:p>
          </table:table-cell>
          <table:table-cell table:style-name="ce19" office:value-type="float" office:value="369.25" calcext:value-type="float">
            <text:p>369,2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yes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78.51" calcext:value-type="float">
            <text:p>78,51</text:p>
          </table:table-cell>
          <table:table-cell table:style-name="ce19" office:value-type="float" office:value="16.65" calcext:value-type="float">
            <text:p>16,65</text:p>
          </table:table-cell>
          <table:table-cell table:style-name="ce19" office:value-type="float" office:value="82.22" calcext:value-type="float">
            <text:p>82,22</text:p>
          </table:table-cell>
          <table:table-cell table:style-name="ce19" office:value-type="float" office:value="211.56" calcext:value-type="float">
            <text:p>211,56</text:p>
          </table:table-cell>
          <table:table-cell table:style-name="ce19" office:value-type="float" office:value="393.85" calcext:value-type="float">
            <text:p>393,8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dirname</text:p>
          </table:table-cell>
          <table:table-cell table:style-name="ce19" office:value-type="float" office:value="25.21" calcext:value-type="float">
            <text:p>25,21</text:p>
          </table:table-cell>
          <table:table-cell table:style-name="ce19" office:value-type="float" office:value="78.52" calcext:value-type="float">
            <text:p>78,52</text:p>
          </table:table-cell>
          <table:table-cell table:style-name="ce19" office:value-type="float" office:value="16.66" calcext:value-type="float">
            <text:p>16,66</text:p>
          </table:table-cell>
          <table:table-cell table:style-name="ce19" office:value-type="float" office:value="82.22" calcext:value-type="float">
            <text:p>82,22</text:p>
          </table:table-cell>
          <table:table-cell table:style-name="ce19" office:value-type="float" office:value="211.49" calcext:value-type="float">
            <text:p>211,49</text:p>
          </table:table-cell>
          <table:table-cell table:style-name="ce19" office:value-type="float" office:value="393.66" calcext:value-type="float">
            <text:p>393,66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ync</text:p>
          </table:table-cell>
          <table:table-cell table:style-name="ce19" office:value-type="float" office:value="25.23" calcext:value-type="float">
            <text:p>25,23</text:p>
          </table:table-cell>
          <table:table-cell table:style-name="ce19" office:value-type="float" office:value="78.54" calcext:value-type="float">
            <text:p>78,54</text:p>
          </table:table-cell>
          <table:table-cell table:style-name="ce19" office:value-type="float" office:value="20.76" calcext:value-type="float">
            <text:p>20,76</text:p>
          </table:table-cell>
          <table:table-cell table:style-name="ce19" office:value-type="float" office:value="82.23" calcext:value-type="float">
            <text:p>82,23</text:p>
          </table:table-cell>
          <table:table-cell table:style-name="ce19" office:value-type="float" office:value="211.29" calcext:value-type="float">
            <text:p>211,29</text:p>
          </table:table-cell>
          <table:table-cell table:style-name="ce19" office:value-type="float" office:value="296.11" calcext:value-type="float">
            <text:p>296,1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nproc</text:p>
          </table:table-cell>
          <table:table-cell table:style-name="ce19" office:value-type="float" office:value="29.34" calcext:value-type="float">
            <text:p>29,34</text:p>
          </table:table-cell>
          <table:table-cell table:style-name="ce19" office:value-type="float" office:value="90.85" calcext:value-type="float">
            <text:p>90,85</text:p>
          </table:table-cell>
          <table:table-cell table:style-name="ce19" office:value-type="float" office:value="24.86" calcext:value-type="float">
            <text:p>24,86</text:p>
          </table:table-cell>
          <table:table-cell table:style-name="ce19" office:value-type="float" office:value="98.62" calcext:value-type="float">
            <text:p>98,62</text:p>
          </table:table-cell>
          <table:table-cell table:style-name="ce19" office:value-type="float" office:value="209.6" calcext:value-type="float">
            <text:p>209,60</text:p>
          </table:table-cell>
          <table:table-cell table:style-name="ce19" office:value-type="float" office:value="296.65" calcext:value-type="float">
            <text:p>296,6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factor</text:p>
          </table:table-cell>
          <table:table-cell table:style-name="ce19" office:value-type="float" office:value="70.61" calcext:value-type="float">
            <text:p>70,61</text:p>
          </table:table-cell>
          <table:table-cell table:style-name="ce19" office:value-type="float" office:value="218.13" calcext:value-type="float">
            <text:p>218,13</text:p>
          </table:table-cell>
          <table:table-cell table:style-name="ce19" office:value-type="float" office:value="65.87" calcext:value-type="float">
            <text:p>65,87</text:p>
          </table:table-cell>
          <table:table-cell table:style-name="ce19" office:value-type="float" office:value="237.94" calcext:value-type="float">
            <text:p>237,94</text:p>
          </table:table-cell>
          <table:table-cell table:style-name="ce19" office:value-type="float" office:value="208.93" calcext:value-type="float">
            <text:p>208,93</text:p>
          </table:table-cell>
          <table:table-cell table:style-name="ce19" office:value-type="float" office:value="261.21" calcext:value-type="float">
            <text:p>261,21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ha384sum</text:p>
          </table:table-cell>
          <table:table-cell table:style-name="ce19" office:value-type="float" office:value="49.86" calcext:value-type="float">
            <text:p>49,86</text:p>
          </table:table-cell>
          <table:table-cell table:style-name="ce19" office:value-type="float" office:value="152.32" calcext:value-type="float">
            <text:p>152,32</text:p>
          </table:table-cell>
          <table:table-cell table:style-name="ce19" office:value-type="float" office:value="69.94" calcext:value-type="float">
            <text:p>69,94</text:p>
          </table:table-cell>
          <table:table-cell table:style-name="ce19" office:value-type="float" office:value="192.86" calcext:value-type="float">
            <text:p>192,86</text:p>
          </table:table-cell>
          <table:table-cell table:style-name="ce19" office:value-type="float" office:value="205.52" calcext:value-type="float">
            <text:p>205,52</text:p>
          </table:table-cell>
          <table:table-cell table:style-name="ce19" office:value-type="float" office:value="175.73" calcext:value-type="float">
            <text:p>175,73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sha512sum</text:p>
          </table:table-cell>
          <table:table-cell table:style-name="ce19" office:value-type="float" office:value="49.86" calcext:value-type="float">
            <text:p>49,86</text:p>
          </table:table-cell>
          <table:table-cell table:style-name="ce19" office:value-type="float" office:value="152.32" calcext:value-type="float">
            <text:p>152,32</text:p>
          </table:table-cell>
          <table:table-cell table:style-name="ce19" office:value-type="float" office:value="69.94" calcext:value-type="float">
            <text:p>69,94</text:p>
          </table:table-cell>
          <table:table-cell table:style-name="ce19" office:value-type="float" office:value="192.86" calcext:value-type="float">
            <text:p>192,86</text:p>
          </table:table-cell>
          <table:table-cell table:style-name="ce19" office:value-type="float" office:value="205.52" calcext:value-type="float">
            <text:p>205,52</text:p>
          </table:table-cell>
          <table:table-cell table:style-name="ce19" office:value-type="float" office:value="175.73" calcext:value-type="float">
            <text:p>175,73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imeout</text:p>
          </table:table-cell>
          <table:table-cell table:style-name="ce19" office:value-type="float" office:value="34.01" calcext:value-type="float">
            <text:p>34,01</text:p>
          </table:table-cell>
          <table:table-cell table:style-name="ce19" office:value-type="float" office:value="103.7" calcext:value-type="float">
            <text:p>103,70</text:p>
          </table:table-cell>
          <table:table-cell table:style-name="ce19" office:value-type="float" office:value="25.36" calcext:value-type="float">
            <text:p>25,36</text:p>
          </table:table-cell>
          <table:table-cell table:style-name="ce19" office:value-type="float" office:value="107.32" calcext:value-type="float">
            <text:p>107,32</text:p>
          </table:table-cell>
          <table:table-cell table:style-name="ce19" office:value-type="float" office:value="204.94" calcext:value-type="float">
            <text:p>204,94</text:p>
          </table:table-cell>
          <table:table-cell table:style-name="ce19" office:value-type="float" office:value="323.1" calcext:value-type="float">
            <text:p>323,10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expr</text:p>
          </table:table-cell>
          <table:table-cell table:style-name="ce19" office:value-type="float" office:value="37.66" calcext:value-type="float">
            <text:p>37,66</text:p>
          </table:table-cell>
          <table:table-cell table:style-name="ce19" office:value-type="float" office:value="111.45" calcext:value-type="float">
            <text:p>111,45</text:p>
          </table:table-cell>
          <table:table-cell table:style-name="ce19" office:value-type="float" office:value="37.18" calcext:value-type="float">
            <text:p>37,18</text:p>
          </table:table-cell>
          <table:table-cell table:style-name="ce19" office:value-type="float" office:value="156" calcext:value-type="float">
            <text:p>156,00</text:p>
          </table:table-cell>
          <table:table-cell table:style-name="ce19" office:value-type="float" office:value="195.96" calcext:value-type="float">
            <text:p>195,96</text:p>
          </table:table-cell>
          <table:table-cell table:style-name="ce19" office:value-type="float" office:value="319.54" calcext:value-type="float">
            <text:p>319,5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unlink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74.42" calcext:value-type="float">
            <text:p>74,42</text:p>
          </table:table-cell>
          <table:table-cell table:style-name="ce19" office:value-type="float" office:value="16.65" calcext:value-type="float">
            <text:p>16,65</text:p>
          </table:table-cell>
          <table:table-cell table:style-name="ce19" office:value-type="float" office:value="78.13" calcext:value-type="float">
            <text:p>78,13</text:p>
          </table:table-cell>
          <table:table-cell table:style-name="ce19" office:value-type="float" office:value="195.33" calcext:value-type="float">
            <text:p>195,33</text:p>
          </table:table-cell>
          <table:table-cell table:style-name="ce19" office:value-type="float" office:value="369.29" calcext:value-type="float">
            <text:p>369,29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link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74.42" calcext:value-type="float">
            <text:p>74,42</text:p>
          </table:table-cell>
          <table:table-cell table:style-name="ce19" office:value-type="float" office:value="16.65" calcext:value-type="float">
            <text:p>16,65</text:p>
          </table:table-cell>
          <table:table-cell table:style-name="ce19" office:value-type="float" office:value="78.12" calcext:value-type="float">
            <text:p>78,12</text:p>
          </table:table-cell>
          <table:table-cell table:style-name="ce19" office:value-type="float" office:value="195.3" calcext:value-type="float">
            <text:p>195,30</text:p>
          </table:table-cell>
          <table:table-cell table:style-name="ce19" office:value-type="float" office:value="369.25" calcext:value-type="float">
            <text:p>369,25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hostid</text:p>
          </table:table-cell>
          <table:table-cell table:style-name="ce19" office:value-type="float" office:value="25.2" calcext:value-type="float">
            <text:p>25,20</text:p>
          </table:table-cell>
          <table:table-cell table:style-name="ce19" office:value-type="float" office:value="74.42" calcext:value-type="float">
            <text:p>74,42</text:p>
          </table:table-cell>
          <table:table-cell table:style-name="ce19" office:value-type="float" office:value="16.65" calcext:value-type="float">
            <text:p>16,65</text:p>
          </table:table-cell>
          <table:table-cell table:style-name="ce19" office:value-type="float" office:value="74.02" calcext:value-type="float">
            <text:p>74,02</text:p>
          </table:table-cell>
          <table:table-cell table:style-name="ce19" office:value-type="float" office:value="195.3" calcext:value-type="float">
            <text:p>195,30</text:p>
          </table:table-cell>
          <table:table-cell table:style-name="ce19" office:value-type="float" office:value="344.64" calcext:value-type="float">
            <text:p>344,64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logname</text:p>
          </table:table-cell>
          <table:table-cell table:style-name="ce19" office:value-type="float" office:value="25.21" calcext:value-type="float">
            <text:p>25,21</text:p>
          </table:table-cell>
          <table:table-cell table:style-name="ce19" office:value-type="float" office:value="74.42" calcext:value-type="float">
            <text:p>74,42</text:p>
          </table:table-cell>
          <table:table-cell table:style-name="ce19" office:value-type="float" office:value="16.66" calcext:value-type="float">
            <text:p>16,66</text:p>
          </table:table-cell>
          <table:table-cell table:style-name="ce19" office:value-type="float" office:value="74.03" calcext:value-type="float">
            <text:p>74,03</text:p>
          </table:table-cell>
          <table:table-cell table:style-name="ce19" office:value-type="float" office:value="195.24" calcext:value-type="float">
            <text:p>195,24</text:p>
          </table:table-cell>
          <table:table-cell table:style-name="ce19" office:value-type="float" office:value="344.48" calcext:value-type="float">
            <text:p>344,48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tty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74.43" calcext:value-type="float">
            <text:p>74,43</text:p>
          </table:table-cell>
          <table:table-cell table:style-name="ce19" office:value-type="float" office:value="16.66" calcext:value-type="float">
            <text:p>16,66</text:p>
          </table:table-cell>
          <table:table-cell table:style-name="ce19" office:value-type="float" office:value="74.03" calcext:value-type="float">
            <text:p>74,03</text:p>
          </table:table-cell>
          <table:table-cell table:style-name="ce19" office:value-type="float" office:value="195.18" calcext:value-type="float">
            <text:p>195,18</text:p>
          </table:table-cell>
          <table:table-cell table:style-name="ce19" office:value-type="float" office:value="344.48" calcext:value-type="float">
            <text:p>344,48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whoami</text:p>
          </table:table-cell>
          <table:table-cell table:style-name="ce19" office:value-type="float" office:value="25.22" calcext:value-type="float">
            <text:p>25,22</text:p>
          </table:table-cell>
          <table:table-cell table:style-name="ce19" office:value-type="float" office:value="74.43" calcext:value-type="float">
            <text:p>74,43</text:p>
          </table:table-cell>
          <table:table-cell table:style-name="ce19" office:value-type="float" office:value="16.66" calcext:value-type="float">
            <text:p>16,66</text:p>
          </table:table-cell>
          <table:table-cell table:style-name="ce19" office:value-type="float" office:value="74.03" calcext:value-type="float">
            <text:p>74,03</text:p>
          </table:table-cell>
          <table:table-cell table:style-name="ce19" office:value-type="float" office:value="195.18" calcext:value-type="float">
            <text:p>195,18</text:p>
          </table:table-cell>
          <table:table-cell table:style-name="ce19" office:value-type="float" office:value="344.48" calcext:value-type="float">
            <text:p>344,48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kill</text:p>
          </table:table-cell>
          <table:table-cell table:style-name="ce19" office:value-type="float" office:value="33.9" calcext:value-type="float">
            <text:p>33,90</text:p>
          </table:table-cell>
          <table:table-cell table:style-name="ce19" office:value-type="float" office:value="99.5" calcext:value-type="float">
            <text:p>99,50</text:p>
          </table:table-cell>
          <table:table-cell table:style-name="ce19" office:value-type="float" office:value="25.29" calcext:value-type="float">
            <text:p>25,29</text:p>
          </table:table-cell>
          <table:table-cell table:style-name="ce19" office:value-type="float" office:value="103.15" calcext:value-type="float">
            <text:p>103,15</text:p>
          </table:table-cell>
          <table:table-cell table:style-name="ce19" office:value-type="float" office:value="193.53" calcext:value-type="float">
            <text:p>193,53</text:p>
          </table:table-cell>
          <table:table-cell table:style-name="ce19" office:value-type="float" office:value="307.83" calcext:value-type="float">
            <text:p>307,83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>
          <table:table-cell table:style-name="ce14" office:value-type="string" calcext:value-type="string">
            <text:p>Mittelwert</text:p>
          </table:table-cell>
          <table:table-cell table:style-name="ce19" table:formula="of:=AVERAGE([.B4:.B108])" office:value-type="float" office:value="43.5474285714286" calcext:value-type="float">
            <text:p>43,55</text:p>
          </table:table-cell>
          <table:table-cell table:style-name="ce19" table:formula="of:=AVERAGE([.C4:.C108])" office:value-type="float" office:value="221.543047619047" calcext:value-type="float">
            <text:p>221,54</text:p>
          </table:table-cell>
          <table:table-cell table:style-name="ce19" table:formula="of:=AVERAGE([.D4:.D108])" office:value-type="float" office:value="36.6752380952381" calcext:value-type="float">
            <text:p>36,68</text:p>
          </table:table-cell>
          <table:table-cell table:style-name="ce19" table:formula="of:=AVERAGE([.E4:.E108])" office:value-type="float" office:value="235.855142857143" calcext:value-type="float">
            <text:p>235,86</text:p>
          </table:table-cell>
          <table:table-cell table:style-name="ce19" table:formula="of:=AVERAGE([.F4:.F108])" office:value-type="float" office:value="386.334285714286" calcext:value-type="float">
            <text:p>386,33</text:p>
          </table:table-cell>
          <table:table-cell table:style-name="ce19" table:formula="of:=AVERAGE([.G4:.G108])" office:value-type="float" office:value="524.815428571429" calcext:value-type="float">
            <text:p>524,82</text:p>
          </table:table-cell>
          <table:table-cell table:number-columns-repeated="6"/>
          <table:table-cell table:style-name="ce15"/>
          <table:table-cell table:number-columns-repeated="6"/>
        </table:table-row>
        <table:table-row table:style-name="ro1" table:number-rows-repeated="14">
          <table:table-cell/>
          <table:table-cell table:style-name="ce7" table:number-columns-repeated="6"/>
          <table:table-cell table:number-columns-repeated="13"/>
        </table:table-row>
        <table:table-row table:style-name="ro1">
          <table:table-cell table:style-name="Default"/>
          <table:table-cell table:number-columns-repeated="19"/>
        </table:table-row>
        <table:table-row table:style-name="ro1" table:number-rows-repeated="104845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I4:Sheet1.O19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6:44:56.653059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1:12:22.197526797</meta:creation-date>
    <dc:date>2021-07-31T16:52:08.833945829</dc:date>
    <meta:editing-duration>PT4H14M48S</meta:editing-duration>
    <meta:editing-cycles>27</meta:editing-cycles>
    <meta:generator>LibreOffice/6.0.7.3$Linux_X86_64 LibreOffice_project/00m0$Build-3</meta:generator>
    <meta:document-statistic meta:table-count="1" meta:cell-count="8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46cm" svg:height="10.493cm" xlink:href=".." xlink:type="simple" chart:class="chart:scatter" chart:style-name="ch1">
        <chart:subtitle svg:x="8.485cm" svg:y="0.209cm" chart:style-name="ch2">
          <text:p>Coreutils</text:p>
        </chart:subtitle>
        <chart:plot-area chart:style-name="ch3" table:cell-range-address="Sheet1.B4:Sheet1.B108 Sheet1.F4:Sheet1.F108" svg:x="1.383cm" svg:y="1.101cm" svg:width="16.891cm" svg:height="8.202cm">
          <chartooo:coordinate-region svg:x="2.666cm" svg:y="1.3cm" svg:width="14.905cm" svg:height="7.356cm"/>
          <chart:axis chart:dimension="x" chart:name="primary-x" chart:style-name="ch4">
            <chart:title svg:x="6.94cm" svg:y="9.512cm" chart:style-name="ch5">
              <text:p>Programmgröße in KB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799cm" chart:style-name="ch7">
              <text:p>Zunahme der Programmgröße in %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F4:Sheet1.F108" chart:class="chart:scatter">
            <chart:domain table:cell-range-address="Sheet1.B4:Sheet1.B108"/>
            <chart:mean-value chart:style-name="ch10"/>
            <chart:regression-curve chart:style-name="ch11"/>
            <chart:data-point/>
            <chart:data-point chart:style-name="ch12"/>
            <chart:data-point chart:repeated="5"/>
            <chart:data-point chart:style-name="ch12"/>
            <chart:data-point chart:repeated="12"/>
            <chart:data-point chart:style-name="ch12"/>
            <chart:data-point chart:repeated="21"/>
            <chart:data-point chart:style-name="ch12"/>
            <chart:data-point chart:repeated="50"/>
            <chart:data-point chart:style-name="ch12" chart:repeated="2"/>
            <chart:data-point chart:repeated="3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25">
                <text:p>25.25</text:p>
                <draw:g>
                  <svg:desc>Sheet1.B4:Sheet1.B108</svg:desc>
                </draw:g>
              </table:table-cell>
              <table:table-cell office:value-type="float" office:value="1460.49">
                <text:p>1460.49</text:p>
                <draw:g>
                  <svg:desc>Sheet1.F4:Sheet1.F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39">
                <text:p>29.39</text:p>
              </table:table-cell>
              <table:table-cell office:value-type="float" office:value="1324.25">
                <text:p>132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6">
                <text:p>33.46</text:p>
              </table:table-cell>
              <table:table-cell office:value-type="float" office:value="1199.83">
                <text:p>1199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3">
                <text:p>33.53</text:p>
              </table:table-cell>
              <table:table-cell office:value-type="float" office:value="1197.54">
                <text:p>1197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45">
                <text:p>33.45</text:p>
              </table:table-cell>
              <table:table-cell office:value-type="float" office:value="1188.16">
                <text:p>1188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7">
                <text:p>33.57</text:p>
              </table:table-cell>
              <table:table-cell office:value-type="float" office:value="1171.71">
                <text:p>1171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4">
                <text:p>33.44</text:p>
              </table:table-cell>
              <table:table-cell office:value-type="float" office:value="1151.7">
                <text:p>11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8">
                <text:p>33.48</text:p>
              </table:table-cell>
              <table:table-cell office:value-type="float" office:value="1150.32">
                <text:p>1150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18">
                <text:p>71.18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857.32">
                <text:p>857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01">
                <text:p>54.01</text:p>
              </table:table-cell>
              <table:table-cell office:value-type="float" office:value="857.19">
                <text:p>857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26">
                <text:p>58.26</text:p>
              </table:table-cell>
              <table:table-cell office:value-type="float" office:value="843.9">
                <text:p>84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8">
                <text:p>78.78</text:p>
              </table:table-cell>
              <table:table-cell office:value-type="float" office:value="790.43">
                <text:p>790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58">
                <text:p>74.58</text:p>
              </table:table-cell>
              <table:table-cell office:value-type="float" office:value="719.58">
                <text:p>719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57">
                <text:p>99.57</text:p>
              </table:table-cell>
              <table:table-cell office:value-type="float" office:value="654.19">
                <text:p>654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86">
                <text:p>86.86</text:p>
              </table:table-cell>
              <table:table-cell office:value-type="float" office:value="613.12">
                <text:p>613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34">
                <text:p>62.34</text:p>
              </table:table-cell>
              <table:table-cell office:value-type="float" office:value="427.22">
                <text:p>427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4">
                <text:p>54.04</text:p>
              </table:table-cell>
              <table:table-cell office:value-type="float" office:value="424.57">
                <text:p>424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4">
                <text:p>37.54</text:p>
              </table:table-cell>
              <table:table-cell office:value-type="float" office:value="414.96">
                <text:p>414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06">
                <text:p>54.06</text:p>
              </table:table-cell>
              <table:table-cell office:value-type="float" office:value="409.29">
                <text:p>409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2">
                <text:p>70.52</text:p>
              </table:table-cell>
              <table:table-cell office:value-type="float" office:value="400.86">
                <text:p>400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04">
                <text:p>112.04</text:p>
              </table:table-cell>
              <table:table-cell office:value-type="float" office:value="391.23">
                <text:p>391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8">
                <text:p>99.48</text:p>
              </table:table-cell>
              <table:table-cell office:value-type="float" office:value="391.22">
                <text:p>39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15">
                <text:p>58.15</text:p>
              </table:table-cell>
              <table:table-cell office:value-type="float" office:value="387.51">
                <text:p>387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17">
                <text:p>58.17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9">
                <text:p>95.29</text:p>
              </table:table-cell>
              <table:table-cell office:value-type="float" office:value="386.94">
                <text:p>386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01">
                <text:p>54.01</text:p>
              </table:table-cell>
              <table:table-cell office:value-type="float" office:value="386.91">
                <text:p>386.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27">
                <text:p>58.27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4">
                <text:p>37.54</text:p>
              </table:table-cell>
              <table:table-cell office:value-type="float" office:value="371.31">
                <text:p>371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3">
                <text:p>62.3</text:p>
              </table:table-cell>
              <table:table-cell office:value-type="float" office:value="368.32">
                <text:p>368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97">
                <text:p>49.97</text:p>
              </table:table-cell>
              <table:table-cell office:value-type="float" office:value="344.41">
                <text:p>344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25">
                <text:p>91.25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46">
                <text:p>33.46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318.13">
                <text:p>318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05">
                <text:p>54.05</text:p>
              </table:table-cell>
              <table:table-cell office:value-type="float" office:value="310.83">
                <text:p>310.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36">
                <text:p>46.36</text:p>
              </table:table-cell>
              <table:table-cell office:value-type="float" office:value="309.37">
                <text:p>309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34">
                <text:p>29.34</text:p>
              </table:table-cell>
              <table:table-cell office:value-type="float" office:value="307.39">
                <text:p>307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2">
                <text:p>41.72</text:p>
              </table:table-cell>
              <table:table-cell office:value-type="float" office:value="304.51">
                <text:p>304.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86">
                <text:p>45.86</text:p>
              </table:table-cell>
              <table:table-cell office:value-type="float" office:value="303.86">
                <text:p>303.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06">
                <text:p>50.06</text:p>
              </table:table-cell>
              <table:table-cell office:value-type="float" office:value="294.68">
                <text:p>29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5">
                <text:p>33.55</text:p>
              </table:table-cell>
              <table:table-cell office:value-type="float" office:value="293.18">
                <text:p>293.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9">
                <text:p>25.29</text:p>
              </table:table-cell>
              <table:table-cell office:value-type="float" office:value="291.93">
                <text:p>291.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8">
                <text:p>37.58</text:p>
              </table:table-cell>
              <table:table-cell office:value-type="float" office:value="283.61">
                <text:p>283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66">
                <text:p>37.66</text:p>
              </table:table-cell>
              <table:table-cell office:value-type="float" office:value="282.98">
                <text:p>282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51">
                <text:p>33.51</text:p>
              </table:table-cell>
              <table:table-cell office:value-type="float" office:value="281.31">
                <text:p>281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33">
                <text:p>29.33</text:p>
              </table:table-cell>
              <table:table-cell office:value-type="float" office:value="279.57">
                <text:p>279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34">
                <text:p>29.34</text:p>
              </table:table-cell>
              <table:table-cell office:value-type="float" office:value="279.39">
                <text:p>279.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47">
                <text:p>29.47</text:p>
              </table:table-cell>
              <table:table-cell office:value-type="float" office:value="278.18">
                <text:p>278.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6">
                <text:p>25.26</text:p>
              </table:table-cell>
              <table:table-cell office:value-type="float" office:value="275.87">
                <text:p>275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49">
                <text:p>33.49</text:p>
              </table:table-cell>
              <table:table-cell office:value-type="float" office:value="269.28">
                <text:p>269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75">
                <text:p>45.75</text:p>
              </table:table-cell>
              <table:table-cell office:value-type="float" office:value="268.72">
                <text:p>268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7">
                <text:p>29.37</text:p>
              </table:table-cell>
              <table:table-cell office:value-type="float" office:value="265.21">
                <text:p>265.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41">
                <text:p>29.41</text:p>
              </table:table-cell>
              <table:table-cell office:value-type="float" office:value="264.88">
                <text:p>264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55">
                <text:p>37.55</text:p>
              </table:table-cell>
              <table:table-cell office:value-type="float" office:value="261.95">
                <text:p>261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57">
                <text:p>37.57</text:p>
              </table:table-cell>
              <table:table-cell office:value-type="float" office:value="261.84">
                <text:p>261.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19">
                <text:p>25.19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22">
                <text:p>25.22</text:p>
              </table:table-cell>
              <table:table-cell office:value-type="float" office:value="260.07">
                <text:p>26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3">
                <text:p>33.53</text:p>
              </table:table-cell>
              <table:table-cell office:value-type="float" office:value="256.76">
                <text:p>256.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54">
                <text:p>33.54</text:p>
              </table:table-cell>
              <table:table-cell office:value-type="float" office:value="256.68">
                <text:p>256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33">
                <text:p>29.33</text:p>
              </table:table-cell>
              <table:table-cell office:value-type="float" office:value="251.61">
                <text:p>251.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34">
                <text:p>29.34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35">
                <text:p>29.35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37">
                <text:p>29.37</text:p>
              </table:table-cell>
              <table:table-cell office:value-type="float" office:value="251.27">
                <text:p>25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39">
                <text:p>29.39</text:p>
              </table:table-cell>
              <table:table-cell office:value-type="float" office:value="251.06">
                <text:p>251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57">
                <text:p>37.57</text:p>
              </table:table-cell>
              <table:table-cell office:value-type="float" office:value="250.94">
                <text:p>250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.91">
                <text:p>49.91</text:p>
              </table:table-cell>
              <table:table-cell office:value-type="float" office:value="246.32">
                <text:p>246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22">
                <text:p>25.22</text:p>
              </table:table-cell>
              <table:table-cell office:value-type="float" office:value="243.91">
                <text:p>243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25">
                <text:p>25.25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35">
                <text:p>29.35</text:p>
              </table:table-cell>
              <table:table-cell office:value-type="float" office:value="237.45">
                <text:p>237.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1">
                <text:p>25.21</text:p>
              </table:table-cell>
              <table:table-cell office:value-type="float" office:value="227.74">
                <text:p>227.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22">
                <text:p>25.22</text:p>
              </table:table-cell>
              <table:table-cell office:value-type="float" office:value="227.66">
                <text:p>227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23">
                <text:p>25.23</text:p>
              </table:table-cell>
              <table:table-cell office:value-type="float" office:value="227.52">
                <text:p>227.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26">
                <text:p>25.26</text:p>
              </table:table-cell>
              <table:table-cell office:value-type="float" office:value="227.3">
                <text:p>227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37">
                <text:p>29.37</text:p>
              </table:table-cell>
              <table:table-cell office:value-type="float" office:value="223.37">
                <text:p>223.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4">
                <text:p>37.54</text:p>
              </table:table-cell>
              <table:table-cell office:value-type="float" office:value="218.39">
                <text:p>218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69">
                <text:p>37.69</text:p>
              </table:table-cell>
              <table:table-cell office:value-type="float" office:value="217.55">
                <text:p>217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9">
                <text:p>25.19</text:p>
              </table:table-cell>
              <table:table-cell office:value-type="float" office:value="211.62">
                <text:p>211.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1">
                <text:p>25.21</text:p>
              </table:table-cell>
              <table:table-cell office:value-type="float" office:value="211.49">
                <text:p>211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3">
                <text:p>25.23</text:p>
              </table:table-cell>
              <table:table-cell office:value-type="float" office:value="211.29">
                <text:p>211.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4">
                <text:p>29.34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1">
                <text:p>70.61</text:p>
              </table:table-cell>
              <table:table-cell office:value-type="float" office:value="208.93">
                <text:p>208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1">
                <text:p>34.01</text:p>
              </table:table-cell>
              <table:table-cell office:value-type="float" office:value="204.94">
                <text:p>204.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6">
                <text:p>37.66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2">
                <text:p>25.2</text:p>
              </table:table-cell>
              <table:table-cell office:value-type="float" office:value="195.33">
                <text:p>195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1">
                <text:p>25.21</text:p>
              </table:table-cell>
              <table:table-cell office:value-type="float" office:value="195.24">
                <text:p>195.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9">
                <text:p>33.9</text:p>
              </table:table-cell>
              <table:table-cell office:value-type="float" office:value="193.53">
                <text:p>193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46cm" svg:height="10.493cm" xlink:href=".." xlink:type="simple" chart:class="chart:scatter" chart:style-name="ch1">
        <chart:subtitle svg:x="8.485cm" svg:y="0.209cm" chart:style-name="ch2">
          <text:p>Coreutils</text:p>
        </chart:subtitle>
        <chart:plot-area chart:style-name="ch3" table:cell-range-address="Sheet1.B4:Sheet1.C108" svg:x="1.383cm" svg:y="1.101cm" svg:width="16.891cm" svg:height="8.202cm">
          <chartooo:coordinate-region svg:x="2.666cm" svg:y="1.3cm" svg:width="15.09cm" svg:height="7.356cm"/>
          <chart:axis chart:dimension="x" chart:name="primary-x" chart:style-name="ch4">
            <chart:title svg:x="6.94cm" svg:y="9.512cm" chart:style-name="ch5">
              <text:p>Programmgröße in KB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707cm" chart:style-name="ch7">
              <text:p>Programmgröße in KB (obfuskiert)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C4:Sheet1.C108" chart:class="chart:scatter">
            <chart:domain table:cell-range-address="Sheet1.B4:Sheet1.B108"/>
            <chart:mean-value chart:style-name="ch10"/>
            <chart:regression-curve chart:style-name="ch11"/>
            <chart:data-point/>
            <chart:data-point chart:style-name="ch12"/>
            <chart:data-point chart:repeated="5"/>
            <chart:data-point chart:style-name="ch12"/>
            <chart:data-point chart:repeated="12"/>
            <chart:data-point chart:style-name="ch12"/>
            <chart:data-point chart:repeated="21"/>
            <chart:data-point chart:style-name="ch12"/>
            <chart:data-point chart:repeated="50"/>
            <chart:data-point chart:style-name="ch12" chart:repeated="2"/>
            <chart:data-point chart:repeated="3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25">
                <text:p>25.25</text:p>
                <draw:g>
                  <svg:desc>Sheet1.B4:Sheet1.B108</svg:desc>
                </draw:g>
              </table:table-cell>
              <table:table-cell office:value-type="float" office:value="393.99">
                <text:p>393.99</text:p>
                <draw:g>
                  <svg:desc>Sheet1.C4:Sheet1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39">
                <text:p>29.39</text:p>
              </table:table-cell>
              <table:table-cell office:value-type="float" office:value="418.62">
                <text:p>418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6">
                <text:p>33.46</text:p>
              </table:table-cell>
              <table:table-cell office:value-type="float" office:value="434.98">
                <text:p>434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3">
                <text:p>33.53</text:p>
              </table:table-cell>
              <table:table-cell office:value-type="float" office:value="435.04">
                <text:p>435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45">
                <text:p>33.45</text:p>
              </table:table-cell>
              <table:table-cell office:value-type="float" office:value="430.86">
                <text:p>430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7">
                <text:p>33.57</text:p>
              </table:table-cell>
              <table:table-cell office:value-type="float" office:value="426.89">
                <text:p>426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4">
                <text:p>33.44</text:p>
              </table:table-cell>
              <table:table-cell office:value-type="float" office:value="418.57">
                <text:p>418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8">
                <text:p>33.48</text:p>
              </table:table-cell>
              <table:table-cell office:value-type="float" office:value="418.61">
                <text:p>418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18">
                <text:p>71.18</text:p>
              </table:table-cell>
              <table:table-cell office:value-type="float" office:value="681.62">
                <text:p>681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516.95">
                <text:p>516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01">
                <text:p>54.01</text:p>
              </table:table-cell>
              <table:table-cell office:value-type="float" office:value="516.96">
                <text:p>516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26">
                <text:p>58.26</text:p>
              </table:table-cell>
              <table:table-cell office:value-type="float" office:value="549.88">
                <text:p>549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8">
                <text:p>78.78</text:p>
              </table:table-cell>
              <table:table-cell office:value-type="float" office:value="701.52">
                <text:p>701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58">
                <text:p>74.58</text:p>
              </table:table-cell>
              <table:table-cell office:value-type="float" office:value="611.27">
                <text:p>611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57">
                <text:p>99.57</text:p>
              </table:table-cell>
              <table:table-cell office:value-type="float" office:value="750.94">
                <text:p>750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86">
                <text:p>86.86</text:p>
              </table:table-cell>
              <table:table-cell office:value-type="float" office:value="619.45">
                <text:p>619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34">
                <text:p>62.34</text:p>
              </table:table-cell>
              <table:table-cell office:value-type="float" office:value="328.65">
                <text:p>328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4">
                <text:p>54.04</text:p>
              </table:table-cell>
              <table:table-cell office:value-type="float" office:value="283.48">
                <text:p>283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4">
                <text:p>37.54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06">
                <text:p>54.06</text:p>
              </table:table-cell>
              <table:table-cell office:value-type="float" office:value="275.3">
                <text:p>275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2">
                <text:p>70.52</text:p>
              </table:table-cell>
              <table:table-cell office:value-type="float" office:value="353.21">
                <text:p>353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04">
                <text:p>112.04</text:p>
              </table:table-cell>
              <table:table-cell office:value-type="float" office:value="550.38">
                <text:p>550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8">
                <text:p>99.48</text:p>
              </table:table-cell>
              <table:table-cell office:value-type="float" office:value="488.66">
                <text:p>488.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15">
                <text:p>58.15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17">
                <text:p>58.17</text:p>
              </table:table-cell>
              <table:table-cell office:value-type="float" office:value="283.51">
                <text:p>283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9">
                <text:p>95.29</text:p>
              </table:table-cell>
              <table:table-cell office:value-type="float" office:value="463.99">
                <text:p>463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01">
                <text:p>54.01</text:p>
              </table:table-cell>
              <table:table-cell office:value-type="float" office:value="262.97">
                <text:p>262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27">
                <text:p>58.27</text:p>
              </table:table-cell>
              <table:table-cell office:value-type="float" office:value="279.53">
                <text:p>279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4">
                <text:p>37.54</text:p>
              </table:table-cell>
              <table:table-cell office:value-type="float" office:value="176.91">
                <text:p>176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3">
                <text:p>62.3</text:p>
              </table:table-cell>
              <table:table-cell office:value-type="float" office:value="291.74">
                <text:p>291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97">
                <text:p>49.97</text:p>
              </table:table-cell>
              <table:table-cell office:value-type="float" office:value="222.06">
                <text:p>222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25">
                <text:p>91.25</text:p>
              </table:table-cell>
              <table:table-cell office:value-type="float" office:value="398.51">
                <text:p>398.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46">
                <text:p>33.46</text:p>
              </table:table-cell>
              <table:table-cell office:value-type="float" office:value="144.11">
                <text:p>144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140.06">
                <text:p>140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05">
                <text:p>54.05</text:p>
              </table:table-cell>
              <table:table-cell office:value-type="float" office:value="222.05">
                <text:p>222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36">
                <text:p>46.36</text:p>
              </table:table-cell>
              <table:table-cell office:value-type="float" office:value="189.78">
                <text:p>189.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34">
                <text:p>29.34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2">
                <text:p>41.72</text:p>
              </table:table-cell>
              <table:table-cell office:value-type="float" office:value="168.76">
                <text:p>168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86">
                <text:p>45.86</text:p>
              </table:table-cell>
              <table:table-cell office:value-type="float" office:value="185.19">
                <text:p>185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06">
                <text:p>50.06</text:p>
              </table:table-cell>
              <table:table-cell office:value-type="float" office:value="197.59">
                <text:p>197.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5">
                <text:p>33.55</text:p>
              </table:table-cell>
              <table:table-cell office:value-type="float" office:value="131.92">
                <text:p>131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9">
                <text:p>25.29</text:p>
              </table:table-cell>
              <table:table-cell office:value-type="float" office:value="99.11">
                <text:p>99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8">
                <text:p>37.58</text:p>
              </table:table-cell>
              <table:table-cell office:value-type="float" office:value="144.14">
                <text:p>144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66">
                <text:p>37.66</text:p>
              </table:table-cell>
              <table:table-cell office:value-type="float" office:value="144.22">
                <text:p>144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51">
                <text:p>33.51</text:p>
              </table:table-cell>
              <table:table-cell office:value-type="float" office:value="127.78">
                <text:p>127.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33">
                <text:p>29.33</text:p>
              </table:table-cell>
              <table:table-cell office:value-type="float" office:value="111.32">
                <text:p>111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34">
                <text:p>29.34</text:p>
              </table:table-cell>
              <table:table-cell office:value-type="float" office:value="111.33">
                <text:p>111.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47">
                <text:p>29.47</text:p>
              </table:table-cell>
              <table:table-cell office:value-type="float" office:value="111.46">
                <text:p>111.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6">
                <text:p>25.26</text:p>
              </table:table-cell>
              <table:table-cell office:value-type="float" office:value="94.96">
                <text:p>94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49">
                <text:p>33.49</text:p>
              </table:table-cell>
              <table:table-cell office:value-type="float" office:value="123.66">
                <text:p>123.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75">
                <text:p>45.75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7">
                <text:p>29.37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41">
                <text:p>29.41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55">
                <text:p>37.55</text:p>
              </table:table-cell>
              <table:table-cell office:value-type="float" office:value="135.92">
                <text:p>135.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57">
                <text:p>37.57</text:p>
              </table:table-cell>
              <table:table-cell office:value-type="float" office:value="135.94">
                <text:p>135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19">
                <text:p>25.19</text:p>
              </table:table-cell>
              <table:table-cell office:value-type="float" office:value="90.79">
                <text:p>90.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22">
                <text:p>25.22</text:p>
              </table:table-cell>
              <table:table-cell office:value-type="float" office:value="90.82">
                <text:p>90.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46">
                <text:p>33.46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46">
                <text:p>33.46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3">
                <text:p>33.53</text:p>
              </table:table-cell>
              <table:table-cell office:value-type="float" office:value="119.62">
                <text:p>119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54">
                <text:p>33.54</text:p>
              </table:table-cell>
              <table:table-cell office:value-type="float" office:value="119.62">
                <text:p>119.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33">
                <text:p>29.33</text:p>
              </table:table-cell>
              <table:table-cell office:value-type="float" office:value="103.12">
                <text:p>103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34">
                <text:p>29.34</text:p>
              </table:table-cell>
              <table:table-cell office:value-type="float" office:value="103.13">
                <text:p>103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35">
                <text:p>29.35</text:p>
              </table:table-cell>
              <table:table-cell office:value-type="float" office:value="103.14">
                <text:p>103.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37">
                <text:p>29.37</text:p>
              </table:table-cell>
              <table:table-cell office:value-type="float" office:value="103.16">
                <text:p>103.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39">
                <text:p>29.39</text:p>
              </table:table-cell>
              <table:table-cell office:value-type="float" office:value="103.18">
                <text:p>103.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57">
                <text:p>37.57</text:p>
              </table:table-cell>
              <table:table-cell office:value-type="float" office:value="131.84">
                <text:p>131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.91">
                <text:p>49.91</text:p>
              </table:table-cell>
              <table:table-cell office:value-type="float" office:value="172.86">
                <text:p>172.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22">
                <text:p>25.22</text:p>
              </table:table-cell>
              <table:table-cell office:value-type="float" office:value="86.72">
                <text:p>86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25">
                <text:p>25.25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35">
                <text:p>29.35</text:p>
              </table:table-cell>
              <table:table-cell office:value-type="float" office:value="99.05">
                <text:p>99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09">
                <text:p>21.09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09">
                <text:p>21.09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1">
                <text:p>25.21</text:p>
              </table:table-cell>
              <table:table-cell office:value-type="float" office:value="82.62">
                <text:p>82.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22">
                <text:p>25.22</text:p>
              </table:table-cell>
              <table:table-cell office:value-type="float" office:value="82.62">
                <text:p>82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22">
                <text:p>25.22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22">
                <text:p>25.22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23">
                <text:p>25.23</text:p>
              </table:table-cell>
              <table:table-cell office:value-type="float" office:value="82.64">
                <text:p>82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26">
                <text:p>25.26</text:p>
              </table:table-cell>
              <table:table-cell office:value-type="float" office:value="82.66">
                <text:p>82.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37">
                <text:p>29.37</text:p>
              </table:table-cell>
              <table:table-cell office:value-type="float" office:value="94.97">
                <text:p>94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4">
                <text:p>37.54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69">
                <text:p>37.69</text:p>
              </table:table-cell>
              <table:table-cell office:value-type="float" office:value="119.68">
                <text:p>119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6">
                <text:p>45.76</text:p>
              </table:table-cell>
              <table:table-cell office:value-type="float" office:value="144.13">
                <text:p>144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76">
                <text:p>45.76</text:p>
              </table:table-cell>
              <table:table-cell office:value-type="float" office:value="144.13">
                <text:p>144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9">
                <text:p>25.19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">
                <text:p>25.2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1">
                <text:p>25.21</text:p>
              </table:table-cell>
              <table:table-cell office:value-type="float" office:value="78.52">
                <text:p>78.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3">
                <text:p>25.23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4">
                <text:p>29.34</text:p>
              </table:table-cell>
              <table:table-cell office:value-type="float" office:value="90.85">
                <text:p>90.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1">
                <text:p>70.61</text:p>
              </table:table-cell>
              <table:table-cell office:value-type="float" office:value="218.13">
                <text:p>218.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86">
                <text:p>49.86</text:p>
              </table:table-cell>
              <table:table-cell office:value-type="float" office:value="152.32">
                <text:p>152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86">
                <text:p>49.86</text:p>
              </table:table-cell>
              <table:table-cell office:value-type="float" office:value="152.32">
                <text:p>152.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1">
                <text:p>34.01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6">
                <text:p>37.66</text:p>
              </table:table-cell>
              <table:table-cell office:value-type="float" office:value="111.45">
                <text:p>111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1">
                <text:p>25.21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2">
                <text:p>25.22</text:p>
              </table:table-cell>
              <table:table-cell office:value-type="float" office:value="74.43">
                <text:p>74.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">
                <text:p>25.22</text:p>
              </table:table-cell>
              <table:table-cell office:value-type="float" office:value="74.43">
                <text:p>74.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9">
                <text:p>33.9</text:p>
              </table:table-cell>
              <table:table-cell office:value-type="float" office:value="99.5">
                <text:p>9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